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4792in"/>
    </style:style>
    <style:style style:name="Table3.B" style:family="table-column">
      <style:table-column-properties style:column-width="5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333in" fo:margin-left="-0.0063in" table:align="left"/>
    </style:style>
    <style:style style:name="Table1.A" style:family="table-column">
      <style:table-column-properties style:column-width="1.4896in"/>
    </style:style>
    <style:style style:name="Table1.B" style:family="table-column">
      <style:table-column-properties style:column-width="5.4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4792in"/>
    </style:style>
    <style:style style:name="Table2.B" style:family="table-column">
      <style:table-column-properties style:column-width="5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33in" fo:margin-left="-0.0063in" table:align="left"/>
    </style:style>
    <style:style style:name="Table4.A" style:family="table-column">
      <style:table-column-properties style:column-width="1.4896in"/>
    </style:style>
    <style:style style:name="Table4.B" style:family="table-column">
      <style:table-column-properties style:column-width="5.443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333in" fo:margin-left="-0.0063in" table:align="left"/>
    </style:style>
    <style:style style:name="Table5.A" style:family="table-column">
      <style:table-column-properties style:column-width="1.4896in"/>
    </style:style>
    <style:style style:name="Table5.B" style:family="table-column">
      <style:table-column-properties style:column-width="5.443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333in" fo:margin-left="-0.0063in" table:align="left"/>
    </style:style>
    <style:style style:name="Table9.A" style:family="table-column">
      <style:table-column-properties style:column-width="1.4896in"/>
    </style:style>
    <style:style style:name="Table9.B" style:family="table-column">
      <style:table-column-properties style:column-width="5.443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33in" fo:margin-left="-0.0063in" table:align="left"/>
    </style:style>
    <style:style style:name="Table6.A" style:family="table-column">
      <style:table-column-properties style:column-width="1.4896in"/>
    </style:style>
    <style:style style:name="Table6.B" style:family="table-column">
      <style:table-column-properties style:column-width="5.443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333in" fo:margin-left="-0.0063in" table:align="left"/>
    </style:style>
    <style:style style:name="Table11.A" style:family="table-column">
      <style:table-column-properties style:column-width="1.4896in"/>
    </style:style>
    <style:style style:name="Table11.B" style:family="table-column">
      <style:table-column-properties style:column-width="5.443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333in" fo:margin-left="-0.0063in" table:align="left"/>
    </style:style>
    <style:style style:name="Table12.A" style:family="table-column">
      <style:table-column-properties style:column-width="1.4896in"/>
    </style:style>
    <style:style style:name="Table12.B" style:family="table-column">
      <style:table-column-properties style:column-width="5.4438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33in" fo:margin-left="-0.0063in" table:align="left"/>
    </style:style>
    <style:style style:name="Table10.A" style:family="table-column">
      <style:table-column-properties style:column-width="1.4896in"/>
    </style:style>
    <style:style style:name="Table10.B" style:family="table-column">
      <style:table-column-properties style:column-width="5.4438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333in" fo:margin-left="-0.0063in" table:align="left"/>
    </style:style>
    <style:style style:name="Table7.A" style:family="table-column">
      <style:table-column-properties style:column-width="1.4896in"/>
    </style:style>
    <style:style style:name="Table7.B" style:family="table-column">
      <style:table-column-properties style:column-width="5.443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333in" fo:margin-left="-0.0063in" table:align="left"/>
    </style:style>
    <style:style style:name="Table8.A" style:family="table-column">
      <style:table-column-properties style:column-width="1.4896in"/>
    </style:style>
    <style:style style:name="Table8.B" style:family="table-column">
      <style:table-column-properties style:column-width="5.443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333in" fo:margin-left="-0.0063in" table:align="left"/>
    </style:style>
    <style:style style:name="Table13.A" style:family="table-column">
      <style:table-column-properties style:column-width="1.4896in"/>
    </style:style>
    <style:style style:name="Table13.B" style:family="table-column">
      <style:table-column-properties style:column-width="5.4438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333in" fo:margin-left="-0.0063in" table:align="left"/>
    </style:style>
    <style:style style:name="Table14.A" style:family="table-column">
      <style:table-column-properties style:column-width="1.4896in"/>
    </style:style>
    <style:style style:name="Table14.B" style:family="table-column">
      <style:table-column-properties style:column-width="5.4438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333in" fo:margin-left="-0.0063in" table:align="left"/>
    </style:style>
    <style:style style:name="Table15.A" style:family="table-column">
      <style:table-column-properties style:column-width="1.4896in"/>
    </style:style>
    <style:style style:name="Table15.B" style:family="table-column">
      <style:table-column-properties style:column-width="5.4438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bc48"/>
    </style:style>
    <style:style style:name="P2" style:family="paragraph" style:parent-style-name="Standard">
      <style:text-properties officeooo:paragraph-rsid="0021c5cd"/>
    </style:style>
    <style:style style:name="P3" style:family="paragraph" style:parent-style-name="Standard">
      <style:text-properties officeooo:paragraph-rsid="00317716"/>
    </style:style>
    <style:style style:name="P4" style:family="paragraph" style:parent-style-name="Standard">
      <style:text-properties officeooo:paragraph-rsid="003b2e06"/>
    </style:style>
    <style:style style:name="P5" style:family="paragraph" style:parent-style-name="Standard">
      <style:text-properties officeooo:paragraph-rsid="00438d82"/>
    </style:style>
    <style:style style:name="P6" style:family="paragraph" style:parent-style-name="Standard">
      <style:text-properties officeooo:paragraph-rsid="0064a763"/>
    </style:style>
    <style:style style:name="P7" style:family="paragraph" style:parent-style-name="Standard">
      <style:text-properties officeooo:paragraph-rsid="007636ec"/>
    </style:style>
    <style:style style:name="P8" style:family="paragraph" style:parent-style-name="Standard">
      <style:text-properties officeooo:paragraph-rsid="008936f9"/>
    </style:style>
    <style:style style:name="P9" style:family="paragraph" style:parent-style-name="Standard">
      <style:text-properties officeooo:paragraph-rsid="008e2855"/>
    </style:style>
    <style:style style:name="P10" style:family="paragraph" style:parent-style-name="Standard">
      <style:text-properties officeooo:paragraph-rsid="00513fc6"/>
    </style:style>
    <style:style style:name="P11" style:family="paragraph" style:parent-style-name="Standard">
      <style:text-properties officeooo:paragraph-rsid="009c06ba"/>
    </style:style>
    <style:style style:name="P12" style:family="paragraph" style:parent-style-name="Standard">
      <style:text-properties officeooo:paragraph-rsid="00a01093"/>
    </style:style>
    <style:style style:name="P13" style:family="paragraph" style:parent-style-name="Standard">
      <style:text-properties officeooo:paragraph-rsid="00aa0001"/>
    </style:style>
    <style:style style:name="P14" style:family="paragraph" style:parent-style-name="Default_20_Text">
      <style:text-properties officeooo:paragraph-rsid="001affd0"/>
    </style:style>
    <style:style style:name="P15" style:family="paragraph" style:parent-style-name="Default_20_Text">
      <style:text-properties officeooo:paragraph-rsid="00560be1" style:language-asian="zh" style:country-asian="CN"/>
    </style:style>
    <style:style style:name="P16" style:family="paragraph" style:parent-style-name="Default_20_Text">
      <style:text-properties officeooo:rsid="00560be1" officeooo:paragraph-rsid="00560be1" style:language-asian="zh" style:country-asian="CN"/>
    </style:style>
    <style:style style:name="P17" style:family="paragraph" style:parent-style-name="Default_20_Text">
      <style:text-properties officeooo:rsid="0021c5cd" officeooo:paragraph-rsid="0021c5cd" style:language-asian="zh" style:country-asian="CN"/>
    </style:style>
    <style:style style:name="P18" style:family="paragraph" style:parent-style-name="Default_20_Text">
      <style:text-properties officeooo:rsid="0021c5cd" officeooo:paragraph-rsid="00317716" style:language-asian="zh" style:country-asian="CN"/>
    </style:style>
    <style:style style:name="P19" style:family="paragraph" style:parent-style-name="Default_20_Text">
      <style:text-properties officeooo:rsid="0021c5cd" officeooo:paragraph-rsid="0064a763" style:language-asian="zh" style:country-asian="CN"/>
    </style:style>
    <style:style style:name="P20" style:family="paragraph" style:parent-style-name="Default_20_Text">
      <style:text-properties officeooo:rsid="0021c5cd" officeooo:paragraph-rsid="008936f9" style:language-asian="zh" style:country-asian="CN"/>
    </style:style>
    <style:style style:name="P21" style:family="paragraph" style:parent-style-name="Default_20_Text">
      <style:text-properties officeooo:rsid="0021c5cd" officeooo:paragraph-rsid="008e2855" style:language-asian="zh" style:country-asian="CN"/>
    </style:style>
    <style:style style:name="P22" style:family="paragraph" style:parent-style-name="Table_20_Contents">
      <style:text-properties officeooo:paragraph-rsid="001bbc48" style:language-asian="zh" style:country-asian="CN"/>
    </style:style>
    <style:style style:name="P23" style:family="paragraph" style:parent-style-name="Table_20_Contents">
      <style:text-properties officeooo:paragraph-rsid="0021c5cd" style:language-asian="zh" style:country-asian="CN"/>
    </style:style>
    <style:style style:name="P24" style:family="paragraph" style:parent-style-name="Table_20_Contents">
      <style:text-properties officeooo:paragraph-rsid="00258360" style:language-asian="zh" style:country-asian="CN"/>
    </style:style>
    <style:style style:name="P25" style:family="paragraph" style:parent-style-name="Table_20_Contents">
      <style:text-properties officeooo:paragraph-rsid="002bae69" style:language-asian="zh" style:country-asian="CN"/>
    </style:style>
    <style:style style:name="P26" style:family="paragraph" style:parent-style-name="Table_20_Contents">
      <style:text-properties officeooo:paragraph-rsid="00317716" style:language-asian="zh" style:country-asian="CN"/>
    </style:style>
    <style:style style:name="P27" style:family="paragraph" style:parent-style-name="Table_20_Contents">
      <style:text-properties officeooo:paragraph-rsid="0040a2c0" style:language-asian="zh" style:country-asian="CN"/>
    </style:style>
    <style:style style:name="P28" style:family="paragraph" style:parent-style-name="Table_20_Contents">
      <style:text-properties officeooo:paragraph-rsid="004e27cc" style:language-asian="zh" style:country-asian="CN"/>
    </style:style>
    <style:style style:name="P29" style:family="paragraph" style:parent-style-name="Table_20_Contents">
      <style:text-properties officeooo:paragraph-rsid="00513fc6" style:language-asian="zh" style:country-asian="CN"/>
    </style:style>
    <style:style style:name="P30" style:family="paragraph" style:parent-style-name="Table_20_Contents">
      <style:text-properties officeooo:paragraph-rsid="0053bfbc" style:language-asian="zh" style:country-asian="CN"/>
    </style:style>
    <style:style style:name="P31" style:family="paragraph" style:parent-style-name="Table_20_Contents">
      <style:text-properties officeooo:paragraph-rsid="0062083c" style:language-asian="zh" style:country-asian="CN"/>
    </style:style>
    <style:style style:name="P32" style:family="paragraph" style:parent-style-name="Table_20_Contents">
      <style:text-properties officeooo:rsid="0019230d" officeooo:paragraph-rsid="001bbc48" style:language-asian="zh" style:country-asian="CN"/>
    </style:style>
    <style:style style:name="P33" style:family="paragraph" style:parent-style-name="Table_20_Contents">
      <style:text-properties officeooo:rsid="0019230d" officeooo:paragraph-rsid="0019230d" style:language-asian="zh" style:country-asian="CN"/>
    </style:style>
    <style:style style:name="P34" style:family="paragraph" style:parent-style-name="Table_20_Contents">
      <style:text-properties officeooo:rsid="0019230d" officeooo:paragraph-rsid="001affd0" style:language-asian="zh" style:country-asian="CN"/>
    </style:style>
    <style:style style:name="P35" style:family="paragraph" style:parent-style-name="Table_20_Contents">
      <style:text-properties officeooo:rsid="0019230d" officeooo:paragraph-rsid="0021c5cd" style:language-asian="zh" style:country-asian="CN"/>
    </style:style>
    <style:style style:name="P36" style:family="paragraph" style:parent-style-name="Table_20_Contents">
      <style:text-properties officeooo:rsid="0019230d" officeooo:paragraph-rsid="00317716" style:language-asian="zh" style:country-asian="CN"/>
    </style:style>
    <style:style style:name="P37" style:family="paragraph" style:parent-style-name="Table_20_Contents">
      <style:text-properties officeooo:rsid="0019230d" officeooo:paragraph-rsid="003b2e06" style:language-asian="zh" style:country-asian="CN"/>
    </style:style>
    <style:style style:name="P38" style:family="paragraph" style:parent-style-name="Table_20_Contents">
      <style:text-properties officeooo:rsid="0019230d" officeooo:paragraph-rsid="00438d82" style:language-asian="zh" style:country-asian="CN"/>
    </style:style>
    <style:style style:name="P39" style:family="paragraph" style:parent-style-name="Table_20_Contents">
      <style:text-properties officeooo:rsid="0019230d" officeooo:paragraph-rsid="00513fc6" style:language-asian="zh" style:country-asian="CN"/>
    </style:style>
    <style:style style:name="P40" style:family="paragraph" style:parent-style-name="Table_20_Contents">
      <style:text-properties officeooo:rsid="0019230d" officeooo:paragraph-rsid="0064a763" style:language-asian="zh" style:country-asian="CN"/>
    </style:style>
    <style:style style:name="P41" style:family="paragraph" style:parent-style-name="Table_20_Contents">
      <style:text-properties officeooo:rsid="0019230d" officeooo:paragraph-rsid="007636ec" style:language-asian="zh" style:country-asian="CN"/>
    </style:style>
    <style:style style:name="P42" style:family="paragraph" style:parent-style-name="Table_20_Contents">
      <style:text-properties officeooo:rsid="0019230d" officeooo:paragraph-rsid="008936f9" style:language-asian="zh" style:country-asian="CN"/>
    </style:style>
    <style:style style:name="P43" style:family="paragraph" style:parent-style-name="Table_20_Contents">
      <style:text-properties officeooo:rsid="0019230d" officeooo:paragraph-rsid="008e2855" style:language-asian="zh" style:country-asian="CN"/>
    </style:style>
    <style:style style:name="P44" style:family="paragraph" style:parent-style-name="Table_20_Contents">
      <style:text-properties officeooo:rsid="0019230d" officeooo:paragraph-rsid="009c06ba" style:language-asian="zh" style:country-asian="CN"/>
    </style:style>
    <style:style style:name="P45" style:family="paragraph" style:parent-style-name="Table_20_Contents">
      <style:text-properties officeooo:rsid="0019230d" officeooo:paragraph-rsid="00a01093" style:language-asian="zh" style:country-asian="CN"/>
    </style:style>
    <style:style style:name="P46" style:family="paragraph" style:parent-style-name="Table_20_Contents">
      <style:text-properties officeooo:rsid="0019230d" officeooo:paragraph-rsid="00aa0001" style:language-asian="zh" style:country-asian="CN"/>
    </style:style>
    <style:style style:name="P47" style:family="paragraph" style:parent-style-name="Table_20_Contents">
      <style:text-properties officeooo:rsid="0018eec5" officeooo:paragraph-rsid="001bbc48" style:language-asian="zh" style:country-asian="CN"/>
    </style:style>
    <style:style style:name="P48" style:family="paragraph" style:parent-style-name="Table_20_Contents">
      <style:text-properties officeooo:rsid="0018eec5" officeooo:paragraph-rsid="0018eec5" style:language-asian="zh" style:country-asian="CN"/>
    </style:style>
    <style:style style:name="P49" style:family="paragraph" style:parent-style-name="Table_20_Contents">
      <style:text-properties officeooo:rsid="0018eec5" officeooo:paragraph-rsid="001affd0" style:language-asian="zh" style:country-asian="CN"/>
    </style:style>
    <style:style style:name="P50" style:family="paragraph" style:parent-style-name="Table_20_Contents">
      <style:text-properties officeooo:rsid="0018eec5" officeooo:paragraph-rsid="0021c5cd" style:language-asian="zh" style:country-asian="CN"/>
    </style:style>
    <style:style style:name="P51" style:family="paragraph" style:parent-style-name="Table_20_Contents">
      <style:text-properties officeooo:rsid="0018eec5" officeooo:paragraph-rsid="00317716" style:language-asian="zh" style:country-asian="CN"/>
    </style:style>
    <style:style style:name="P52" style:family="paragraph" style:parent-style-name="Table_20_Contents">
      <style:text-properties officeooo:rsid="0018eec5" officeooo:paragraph-rsid="003b2e06" style:language-asian="zh" style:country-asian="CN"/>
    </style:style>
    <style:style style:name="P53" style:family="paragraph" style:parent-style-name="Table_20_Contents">
      <style:text-properties officeooo:rsid="0018eec5" officeooo:paragraph-rsid="00438d82" style:language-asian="zh" style:country-asian="CN"/>
    </style:style>
    <style:style style:name="P54" style:family="paragraph" style:parent-style-name="Table_20_Contents">
      <style:text-properties officeooo:rsid="0018eec5" officeooo:paragraph-rsid="00513fc6" style:language-asian="zh" style:country-asian="CN"/>
    </style:style>
    <style:style style:name="P55" style:family="paragraph" style:parent-style-name="Table_20_Contents">
      <style:text-properties officeooo:rsid="0018eec5" officeooo:paragraph-rsid="0064a763" style:language-asian="zh" style:country-asian="CN"/>
    </style:style>
    <style:style style:name="P56" style:family="paragraph" style:parent-style-name="Table_20_Contents">
      <style:text-properties officeooo:rsid="0018eec5" officeooo:paragraph-rsid="007636ec" style:language-asian="zh" style:country-asian="CN"/>
    </style:style>
    <style:style style:name="P57" style:family="paragraph" style:parent-style-name="Table_20_Contents">
      <style:text-properties officeooo:rsid="0018eec5" officeooo:paragraph-rsid="008936f9" style:language-asian="zh" style:country-asian="CN"/>
    </style:style>
    <style:style style:name="P58" style:family="paragraph" style:parent-style-name="Table_20_Contents">
      <style:text-properties officeooo:rsid="0018eec5" officeooo:paragraph-rsid="008e2855" style:language-asian="zh" style:country-asian="CN"/>
    </style:style>
    <style:style style:name="P59" style:family="paragraph" style:parent-style-name="Table_20_Contents">
      <style:text-properties officeooo:rsid="0018eec5" officeooo:paragraph-rsid="009c06ba" style:language-asian="zh" style:country-asian="CN"/>
    </style:style>
    <style:style style:name="P60" style:family="paragraph" style:parent-style-name="Table_20_Contents">
      <style:text-properties officeooo:rsid="0018eec5" officeooo:paragraph-rsid="00a01093" style:language-asian="zh" style:country-asian="CN"/>
    </style:style>
    <style:style style:name="P61" style:family="paragraph" style:parent-style-name="Table_20_Contents">
      <style:text-properties officeooo:rsid="0018eec5" officeooo:paragraph-rsid="00aa0001" style:language-asian="zh" style:country-asian="CN"/>
    </style:style>
    <style:style style:name="P62" style:family="paragraph" style:parent-style-name="Table_20_Contents">
      <style:text-properties officeooo:rsid="005d6860" officeooo:paragraph-rsid="005d6860" style:language-asian="zh" style:country-asian="CN"/>
    </style:style>
    <style:style style:name="P63" style:family="paragraph" style:parent-style-name="Table_20_Contents">
      <style:text-properties officeooo:rsid="001d56f6" officeooo:paragraph-rsid="001d56f6" style:language-asian="zh" style:country-asian="CN"/>
    </style:style>
    <style:style style:name="P64" style:family="paragraph" style:parent-style-name="Table_20_Contents">
      <style:text-properties officeooo:rsid="001d3420" officeooo:paragraph-rsid="001d3420" style:language-asian="zh" style:country-asian="CN"/>
    </style:style>
    <style:style style:name="P65" style:family="paragraph" style:parent-style-name="Table_20_Contents">
      <style:text-properties officeooo:rsid="001f1910" officeooo:paragraph-rsid="001f1910" style:language-asian="zh" style:country-asian="CN"/>
    </style:style>
    <style:style style:name="P66" style:family="paragraph" style:parent-style-name="Table_20_Contents">
      <style:text-properties officeooo:rsid="001f1910" officeooo:paragraph-rsid="001affd0" style:language-asian="zh" style:country-asian="CN"/>
    </style:style>
    <style:style style:name="P67" style:family="paragraph" style:parent-style-name="Table_20_Contents">
      <style:text-properties officeooo:rsid="002bae69" officeooo:paragraph-rsid="002bae69" style:language-asian="zh" style:country-asian="CN"/>
    </style:style>
    <style:style style:name="P68" style:family="paragraph" style:parent-style-name="Table_20_Contents">
      <style:text-properties officeooo:rsid="001affd0" officeooo:paragraph-rsid="001affd0" style:language-asian="zh" style:country-asian="CN"/>
    </style:style>
    <style:style style:name="P69" style:family="paragraph" style:parent-style-name="Table_20_Contents">
      <style:text-properties officeooo:rsid="002cb8a8" officeooo:paragraph-rsid="002cb8a8" style:language-asian="zh" style:country-asian="CN"/>
    </style:style>
    <style:style style:name="P70" style:family="paragraph" style:parent-style-name="Table_20_Contents">
      <style:text-properties officeooo:rsid="002cb8a8" officeooo:paragraph-rsid="00317716" style:language-asian="zh" style:country-asian="CN"/>
    </style:style>
    <style:style style:name="P71" style:family="paragraph" style:parent-style-name="Table_20_Contents">
      <style:text-properties officeooo:rsid="002cb8a8" officeooo:paragraph-rsid="003b2e06" style:language-asian="zh" style:country-asian="CN"/>
    </style:style>
    <style:style style:name="P72" style:family="paragraph" style:parent-style-name="Table_20_Contents">
      <style:text-properties officeooo:rsid="002cb8a8" officeooo:paragraph-rsid="00438d82" style:language-asian="zh" style:country-asian="CN"/>
    </style:style>
    <style:style style:name="P73" style:family="paragraph" style:parent-style-name="Table_20_Contents">
      <style:text-properties officeooo:rsid="002cb8a8" officeooo:paragraph-rsid="00513fc6" style:language-asian="zh" style:country-asian="CN"/>
    </style:style>
    <style:style style:name="P74" style:family="paragraph" style:parent-style-name="Table_20_Contents">
      <style:text-properties officeooo:rsid="002cb8a8" officeooo:paragraph-rsid="0064a763" style:language-asian="zh" style:country-asian="CN"/>
    </style:style>
    <style:style style:name="P75" style:family="paragraph" style:parent-style-name="Table_20_Contents">
      <style:text-properties officeooo:rsid="002cb8a8" officeooo:paragraph-rsid="007636ec" style:language-asian="zh" style:country-asian="CN"/>
    </style:style>
    <style:style style:name="P76" style:family="paragraph" style:parent-style-name="Table_20_Contents">
      <style:text-properties officeooo:rsid="002cb8a8" officeooo:paragraph-rsid="008936f9" style:language-asian="zh" style:country-asian="CN"/>
    </style:style>
    <style:style style:name="P77" style:family="paragraph" style:parent-style-name="Table_20_Contents">
      <style:text-properties officeooo:rsid="002cb8a8" officeooo:paragraph-rsid="008e2855" style:language-asian="zh" style:country-asian="CN"/>
    </style:style>
    <style:style style:name="P78" style:family="paragraph" style:parent-style-name="Table_20_Contents">
      <style:text-properties officeooo:rsid="002cb8a8" officeooo:paragraph-rsid="009c06ba" style:language-asian="zh" style:country-asian="CN"/>
    </style:style>
    <style:style style:name="P79" style:family="paragraph" style:parent-style-name="Table_20_Contents">
      <style:text-properties officeooo:rsid="002cb8a8" officeooo:paragraph-rsid="00a01093" style:language-asian="zh" style:country-asian="CN"/>
    </style:style>
    <style:style style:name="P80" style:family="paragraph" style:parent-style-name="Table_20_Contents">
      <style:text-properties officeooo:rsid="002cb8a8" officeooo:paragraph-rsid="00aa0001" style:language-asian="zh" style:country-asian="CN"/>
    </style:style>
    <style:style style:name="P81" style:family="paragraph" style:parent-style-name="Table_20_Contents">
      <style:text-properties officeooo:rsid="001fd2fb" officeooo:paragraph-rsid="001fd2fb" style:language-asian="zh" style:country-asian="CN"/>
    </style:style>
    <style:style style:name="P82" style:family="paragraph" style:parent-style-name="Table_20_Contents">
      <style:text-properties officeooo:rsid="0021c5cd" officeooo:paragraph-rsid="0021c5cd" style:language-asian="zh" style:country-asian="CN"/>
    </style:style>
    <style:style style:name="P83" style:family="paragraph" style:parent-style-name="Table_20_Contents">
      <style:text-properties officeooo:rsid="002e7b51" officeooo:paragraph-rsid="002e7b51" style:language-asian="zh" style:country-asian="CN"/>
    </style:style>
    <style:style style:name="P84" style:family="paragraph" style:parent-style-name="Table_20_Contents">
      <style:text-properties officeooo:rsid="002e7b51" officeooo:paragraph-rsid="00317716" style:language-asian="zh" style:country-asian="CN"/>
    </style:style>
    <style:style style:name="P85" style:family="paragraph" style:parent-style-name="Table_20_Contents">
      <style:text-properties officeooo:rsid="002e7b51" officeooo:paragraph-rsid="003b2e06" style:language-asian="zh" style:country-asian="CN"/>
    </style:style>
    <style:style style:name="P86" style:family="paragraph" style:parent-style-name="Table_20_Contents">
      <style:text-properties officeooo:rsid="002e7b51" officeooo:paragraph-rsid="00438d82" style:language-asian="zh" style:country-asian="CN"/>
    </style:style>
    <style:style style:name="P87" style:family="paragraph" style:parent-style-name="Table_20_Contents">
      <style:text-properties officeooo:rsid="002e7b51" officeooo:paragraph-rsid="00513fc6" style:language-asian="zh" style:country-asian="CN"/>
    </style:style>
    <style:style style:name="P88" style:family="paragraph" style:parent-style-name="Table_20_Contents">
      <style:text-properties officeooo:rsid="002e7b51" officeooo:paragraph-rsid="0064a763" style:language-asian="zh" style:country-asian="CN"/>
    </style:style>
    <style:style style:name="P89" style:family="paragraph" style:parent-style-name="Table_20_Contents">
      <style:text-properties officeooo:rsid="002e7b51" officeooo:paragraph-rsid="007636ec" style:language-asian="zh" style:country-asian="CN"/>
    </style:style>
    <style:style style:name="P90" style:family="paragraph" style:parent-style-name="Table_20_Contents">
      <style:text-properties officeooo:rsid="002e7b51" officeooo:paragraph-rsid="008936f9" style:language-asian="zh" style:country-asian="CN"/>
    </style:style>
    <style:style style:name="P91" style:family="paragraph" style:parent-style-name="Table_20_Contents">
      <style:text-properties officeooo:rsid="002e7b51" officeooo:paragraph-rsid="008e2855" style:language-asian="zh" style:country-asian="CN"/>
    </style:style>
    <style:style style:name="P92" style:family="paragraph" style:parent-style-name="Table_20_Contents">
      <style:text-properties officeooo:rsid="002e7b51" officeooo:paragraph-rsid="009c06ba" style:language-asian="zh" style:country-asian="CN"/>
    </style:style>
    <style:style style:name="P93" style:family="paragraph" style:parent-style-name="Table_20_Contents">
      <style:text-properties officeooo:rsid="002e7b51" officeooo:paragraph-rsid="00a01093" style:language-asian="zh" style:country-asian="CN"/>
    </style:style>
    <style:style style:name="P94" style:family="paragraph" style:parent-style-name="Table_20_Contents">
      <style:text-properties officeooo:rsid="002e7b51" officeooo:paragraph-rsid="00aa0001" style:language-asian="zh" style:country-asian="CN"/>
    </style:style>
    <style:style style:name="P95" style:family="paragraph" style:parent-style-name="Table_20_Contents">
      <style:text-properties officeooo:rsid="002966d2" officeooo:paragraph-rsid="002966d2" style:language-asian="zh" style:country-asian="CN"/>
    </style:style>
    <style:style style:name="P96" style:family="paragraph" style:parent-style-name="Table_20_Contents">
      <style:text-properties officeooo:rsid="002966d2" officeooo:paragraph-rsid="00317716" style:language-asian="zh" style:country-asian="CN"/>
    </style:style>
    <style:style style:name="P97" style:family="paragraph" style:parent-style-name="Table_20_Contents">
      <style:text-properties officeooo:rsid="002966d2" officeooo:paragraph-rsid="0064a763" style:language-asian="zh" style:country-asian="CN"/>
    </style:style>
    <style:style style:name="P98" style:family="paragraph" style:parent-style-name="Table_20_Contents">
      <style:text-properties officeooo:rsid="00367122" officeooo:paragraph-rsid="00367122" style:language-asian="zh" style:country-asian="CN"/>
    </style:style>
    <style:style style:name="P99" style:family="paragraph" style:parent-style-name="Table_20_Contents">
      <style:text-properties officeooo:rsid="003b5979" officeooo:paragraph-rsid="003b5979" style:language-asian="zh" style:country-asian="CN"/>
    </style:style>
    <style:style style:name="P100" style:family="paragraph" style:parent-style-name="Table_20_Contents">
      <style:text-properties officeooo:rsid="003b5979" officeooo:paragraph-rsid="008936f9" style:language-asian="zh" style:country-asian="CN"/>
    </style:style>
    <style:style style:name="P101" style:family="paragraph" style:parent-style-name="Table_20_Contents">
      <style:text-properties officeooo:rsid="003b5979" officeooo:paragraph-rsid="008e2855" style:language-asian="zh" style:country-asian="CN"/>
    </style:style>
    <style:style style:name="P102" style:family="paragraph" style:parent-style-name="Table_20_Contents">
      <style:text-properties officeooo:rsid="003c9442" officeooo:paragraph-rsid="003c9442" style:language-asian="zh" style:country-asian="CN"/>
    </style:style>
    <style:style style:name="P103" style:family="paragraph" style:parent-style-name="Table_20_Contents">
      <style:text-properties officeooo:rsid="003ec560" officeooo:paragraph-rsid="003ec560" style:language-asian="zh" style:country-asian="CN"/>
    </style:style>
    <style:style style:name="P104" style:family="paragraph" style:parent-style-name="Table_20_Contents">
      <style:text-properties officeooo:rsid="003ec560" officeooo:paragraph-rsid="00513fc6" style:language-asian="zh" style:country-asian="CN"/>
    </style:style>
    <style:style style:name="P105" style:family="paragraph" style:parent-style-name="Table_20_Contents">
      <style:text-properties officeooo:rsid="003ec560" officeooo:paragraph-rsid="007636ec" style:language-asian="zh" style:country-asian="CN"/>
    </style:style>
    <style:style style:name="P106" style:family="paragraph" style:parent-style-name="Table_20_Contents">
      <style:text-properties officeooo:rsid="003ec560" officeooo:paragraph-rsid="007cf636" style:language-asian="zh" style:country-asian="CN"/>
    </style:style>
    <style:style style:name="P107" style:family="paragraph" style:parent-style-name="Table_20_Contents">
      <style:text-properties officeooo:rsid="003ec560" officeooo:paragraph-rsid="007e5027" style:language-asian="zh" style:country-asian="CN"/>
    </style:style>
    <style:style style:name="P108" style:family="paragraph" style:parent-style-name="Table_20_Contents">
      <style:text-properties officeooo:rsid="003ec560" officeooo:paragraph-rsid="00929c14" style:language-asian="zh" style:country-asian="CN"/>
    </style:style>
    <style:style style:name="P109" style:family="paragraph" style:parent-style-name="Table_20_Contents">
      <style:text-properties officeooo:rsid="003ec560" officeooo:paragraph-rsid="009c06ba" style:language-asian="zh" style:country-asian="CN"/>
    </style:style>
    <style:style style:name="P110" style:family="paragraph" style:parent-style-name="Table_20_Contents">
      <style:text-properties officeooo:rsid="003ec560" officeooo:paragraph-rsid="00aa0001" style:language-asian="zh" style:country-asian="CN"/>
    </style:style>
    <style:style style:name="P111" style:family="paragraph" style:parent-style-name="Table_20_Contents">
      <style:text-properties officeooo:rsid="003f69c0" officeooo:paragraph-rsid="003f69c0" style:language-asian="zh" style:country-asian="CN"/>
    </style:style>
    <style:style style:name="P112" style:family="paragraph" style:parent-style-name="Table_20_Contents">
      <style:text-properties officeooo:rsid="003f69c0" officeooo:paragraph-rsid="008936f9" style:language-asian="zh" style:country-asian="CN"/>
    </style:style>
    <style:style style:name="P113" style:family="paragraph" style:parent-style-name="Table_20_Contents">
      <style:text-properties officeooo:rsid="003f69c0" officeooo:paragraph-rsid="008e2855" style:language-asian="zh" style:country-asian="CN"/>
    </style:style>
    <style:style style:name="P114" style:family="paragraph" style:parent-style-name="Table_20_Contents">
      <style:text-properties officeooo:rsid="0040a2c0" officeooo:paragraph-rsid="0040a2c0" style:language-asian="zh" style:country-asian="CN"/>
    </style:style>
    <style:style style:name="P115" style:family="paragraph" style:parent-style-name="Table_20_Contents">
      <style:text-properties officeooo:rsid="00416aee" officeooo:paragraph-rsid="00416aee" style:language-asian="zh" style:country-asian="CN"/>
    </style:style>
    <style:style style:name="P116" style:family="paragraph" style:parent-style-name="Table_20_Contents">
      <style:text-properties officeooo:rsid="0042022a" officeooo:paragraph-rsid="0042022a" style:language-asian="zh" style:country-asian="CN"/>
    </style:style>
    <style:style style:name="P117" style:family="paragraph" style:parent-style-name="Table_20_Contents">
      <style:text-properties officeooo:rsid="0043e070" officeooo:paragraph-rsid="0043e070" style:language-asian="zh" style:country-asian="CN"/>
    </style:style>
    <style:style style:name="P118" style:family="paragraph" style:parent-style-name="Table_20_Contents">
      <style:text-properties officeooo:rsid="0043e070" officeooo:paragraph-rsid="007636ec" style:language-asian="zh" style:country-asian="CN"/>
    </style:style>
    <style:style style:name="P119" style:family="paragraph" style:parent-style-name="Table_20_Contents">
      <style:text-properties officeooo:rsid="0048d2b2" officeooo:paragraph-rsid="0048d2b2" style:language-asian="zh" style:country-asian="CN"/>
    </style:style>
    <style:style style:name="P120" style:family="paragraph" style:parent-style-name="Table_20_Contents">
      <style:text-properties officeooo:rsid="0048d2b2" officeooo:paragraph-rsid="00513fc6" style:language-asian="zh" style:country-asian="CN"/>
    </style:style>
    <style:style style:name="P121" style:family="paragraph" style:parent-style-name="Table_20_Contents">
      <style:text-properties officeooo:rsid="0048d2b2" officeooo:paragraph-rsid="007636ec" style:language-asian="zh" style:country-asian="CN"/>
    </style:style>
    <style:style style:name="P122" style:family="paragraph" style:parent-style-name="Table_20_Contents">
      <style:text-properties officeooo:rsid="0048d2b2" officeooo:paragraph-rsid="009c06ba" style:language-asian="zh" style:country-asian="CN"/>
    </style:style>
    <style:style style:name="P123" style:family="paragraph" style:parent-style-name="Table_20_Contents">
      <style:text-properties officeooo:rsid="0048d2b2" officeooo:paragraph-rsid="00aa0001" style:language-asian="zh" style:country-asian="CN"/>
    </style:style>
    <style:style style:name="P124" style:family="paragraph" style:parent-style-name="Table_20_Contents">
      <style:text-properties officeooo:rsid="004af657" officeooo:paragraph-rsid="004af657" style:language-asian="zh" style:country-asian="CN"/>
    </style:style>
    <style:style style:name="P125" style:family="paragraph" style:parent-style-name="Table_20_Contents">
      <style:text-properties officeooo:rsid="004af657" officeooo:paragraph-rsid="00513fc6" style:language-asian="zh" style:country-asian="CN"/>
    </style:style>
    <style:style style:name="P126" style:family="paragraph" style:parent-style-name="Table_20_Contents">
      <style:text-properties officeooo:rsid="004af657" officeooo:paragraph-rsid="007636ec" style:language-asian="zh" style:country-asian="CN"/>
    </style:style>
    <style:style style:name="P127" style:family="paragraph" style:parent-style-name="Table_20_Contents">
      <style:text-properties officeooo:rsid="004af657" officeooo:paragraph-rsid="009c06ba" style:language-asian="zh" style:country-asian="CN"/>
    </style:style>
    <style:style style:name="P128" style:family="paragraph" style:parent-style-name="Table_20_Contents">
      <style:text-properties officeooo:rsid="004af657" officeooo:paragraph-rsid="00aa0001" style:language-asian="zh" style:country-asian="CN"/>
    </style:style>
    <style:style style:name="P129" style:family="paragraph" style:parent-style-name="Table_20_Contents">
      <style:text-properties officeooo:rsid="004e27cc" officeooo:paragraph-rsid="004e27cc" style:language-asian="zh" style:country-asian="CN"/>
    </style:style>
    <style:style style:name="P130" style:family="paragraph" style:parent-style-name="Table_20_Contents">
      <style:text-properties officeooo:rsid="004e27cc" officeooo:paragraph-rsid="007636ec" style:language-asian="zh" style:country-asian="CN"/>
    </style:style>
    <style:style style:name="P131" style:family="paragraph" style:parent-style-name="Table_20_Contents">
      <style:text-properties officeooo:rsid="004e27cc" officeooo:paragraph-rsid="009d08fe" style:language-asian="zh" style:country-asian="CN"/>
    </style:style>
    <style:style style:name="P132" style:family="paragraph" style:parent-style-name="Table_20_Contents">
      <style:text-properties officeooo:rsid="004e27cc" officeooo:paragraph-rsid="009e095c" style:language-asian="zh" style:country-asian="CN"/>
    </style:style>
    <style:style style:name="P133" style:family="paragraph" style:parent-style-name="Table_20_Contents">
      <style:text-properties officeooo:rsid="004e27cc" officeooo:paragraph-rsid="009e529e" style:language-asian="zh" style:country-asian="CN"/>
    </style:style>
    <style:style style:name="P134" style:family="paragraph" style:parent-style-name="Table_20_Contents">
      <style:text-properties officeooo:rsid="004e27cc" officeooo:paragraph-rsid="00a01093" style:language-asian="zh" style:country-asian="CN"/>
    </style:style>
    <style:style style:name="P135" style:family="paragraph" style:parent-style-name="Table_20_Contents">
      <style:text-properties officeooo:rsid="004e27cc" officeooo:paragraph-rsid="00a1febb" style:language-asian="zh" style:country-asian="CN"/>
    </style:style>
    <style:style style:name="P136" style:family="paragraph" style:parent-style-name="Table_20_Contents">
      <style:text-properties officeooo:rsid="004e27cc" officeooo:paragraph-rsid="00a4fe3f" style:language-asian="zh" style:country-asian="CN"/>
    </style:style>
    <style:style style:name="P137" style:family="paragraph" style:parent-style-name="Table_20_Contents">
      <style:text-properties officeooo:rsid="004e27cc" officeooo:paragraph-rsid="00a9fcdd" style:language-asian="zh" style:country-asian="CN"/>
    </style:style>
    <style:style style:name="P138" style:family="paragraph" style:parent-style-name="Table_20_Contents">
      <style:text-properties officeooo:rsid="0053bfbc" officeooo:paragraph-rsid="0053bfbc" style:language-asian="zh" style:country-asian="CN"/>
    </style:style>
    <style:style style:name="P139" style:family="paragraph" style:parent-style-name="Table_20_Contents">
      <style:text-properties officeooo:paragraph-rsid="0064a763" style:language-asian="zh" style:country-asian="CN"/>
    </style:style>
    <style:style style:name="P140" style:family="paragraph" style:parent-style-name="Table_20_Contents">
      <style:text-properties officeooo:rsid="0064a763" officeooo:paragraph-rsid="0064a763" style:language-asian="zh" style:country-asian="CN"/>
    </style:style>
    <style:style style:name="P141" style:family="paragraph" style:parent-style-name="Table_20_Contents">
      <style:text-properties officeooo:rsid="0064a763" officeooo:paragraph-rsid="006caca9" style:language-asian="zh" style:country-asian="CN"/>
    </style:style>
    <style:style style:name="P142" style:family="paragraph" style:parent-style-name="Table_20_Contents">
      <style:text-properties officeooo:paragraph-rsid="007636ec" style:language-asian="zh" style:country-asian="CN"/>
    </style:style>
    <style:style style:name="P143" style:family="paragraph" style:parent-style-name="Table_20_Contents">
      <style:text-properties officeooo:rsid="0067230b" officeooo:paragraph-rsid="0067230b" style:language-asian="zh" style:country-asian="CN"/>
    </style:style>
    <style:style style:name="P144" style:family="paragraph" style:parent-style-name="Table_20_Contents">
      <style:text-properties officeooo:rsid="006e6b2f" officeooo:paragraph-rsid="006e6b2f" style:language-asian="zh" style:country-asian="CN"/>
    </style:style>
    <style:style style:name="P145" style:family="paragraph" style:parent-style-name="Table_20_Contents">
      <style:text-properties officeooo:rsid="00703aeb" officeooo:paragraph-rsid="00703aeb" style:language-asian="zh" style:country-asian="CN"/>
    </style:style>
    <style:style style:name="P146" style:family="paragraph" style:parent-style-name="Table_20_Contents">
      <style:text-properties officeooo:rsid="007a90e6" officeooo:paragraph-rsid="007a90e6" style:language-asian="zh" style:country-asian="CN"/>
    </style:style>
    <style:style style:name="P147" style:family="paragraph" style:parent-style-name="Table_20_Contents">
      <style:text-properties officeooo:rsid="007bc365" officeooo:paragraph-rsid="007c554f" style:language-asian="zh" style:country-asian="CN"/>
    </style:style>
    <style:style style:name="P148" style:family="paragraph" style:parent-style-name="Table_20_Contents">
      <style:text-properties officeooo:rsid="00929c14" officeooo:paragraph-rsid="00929c14" style:language-asian="zh" style:country-asian="CN"/>
    </style:style>
    <style:style style:name="P149" style:family="paragraph" style:parent-style-name="Table_20_Contents">
      <style:text-properties officeooo:rsid="00896459" officeooo:paragraph-rsid="00896459" style:language-asian="zh" style:country-asian="CN"/>
    </style:style>
    <style:style style:name="P150" style:family="paragraph" style:parent-style-name="Table_20_Contents">
      <style:text-properties officeooo:rsid="00896459" officeooo:paragraph-rsid="008e2855" style:language-asian="zh" style:country-asian="CN"/>
    </style:style>
    <style:style style:name="P151" style:family="paragraph" style:parent-style-name="Table_20_Contents">
      <style:text-properties officeooo:rsid="008a7634" officeooo:paragraph-rsid="008a7634" style:language-asian="zh" style:country-asian="CN"/>
    </style:style>
    <style:style style:name="P152" style:family="paragraph" style:parent-style-name="Table_20_Contents">
      <style:text-properties officeooo:rsid="008a7634" officeooo:paragraph-rsid="008e2855" style:language-asian="zh" style:country-asian="CN"/>
    </style:style>
    <style:style style:name="P153" style:family="paragraph" style:parent-style-name="Table_20_Contents">
      <style:text-properties officeooo:rsid="008bf08c" officeooo:paragraph-rsid="008bf08c" style:language-asian="zh" style:country-asian="CN"/>
    </style:style>
    <style:style style:name="P154" style:family="paragraph" style:parent-style-name="Table_20_Contents">
      <style:text-properties officeooo:rsid="008bf08c" officeooo:paragraph-rsid="008e2855" style:language-asian="zh" style:country-asian="CN"/>
    </style:style>
    <style:style style:name="P155" style:family="paragraph" style:parent-style-name="Table_20_Contents">
      <style:text-properties officeooo:paragraph-rsid="001affd0"/>
    </style:style>
    <style:style style:name="P156" style:family="paragraph" style:parent-style-name="Table_20_Contents">
      <style:text-properties officeooo:paragraph-rsid="001bbc48"/>
    </style:style>
    <style:style style:name="P157" style:family="paragraph" style:parent-style-name="Table_20_Contents">
      <style:text-properties officeooo:paragraph-rsid="0021c5cd"/>
    </style:style>
    <style:style style:name="P158" style:family="paragraph" style:parent-style-name="Table_20_Contents">
      <style:text-properties officeooo:paragraph-rsid="00317716"/>
    </style:style>
    <style:style style:name="P159" style:family="paragraph" style:parent-style-name="Table_20_Contents">
      <style:text-properties officeooo:paragraph-rsid="003b2e06"/>
    </style:style>
    <style:style style:name="P160" style:family="paragraph" style:parent-style-name="Table_20_Contents">
      <style:text-properties officeooo:paragraph-rsid="0046a6fb"/>
    </style:style>
    <style:style style:name="P161" style:family="paragraph" style:parent-style-name="Table_20_Contents">
      <style:text-properties officeooo:paragraph-rsid="00513fc6"/>
    </style:style>
    <style:style style:name="P162" style:family="paragraph" style:parent-style-name="Table_20_Contents">
      <style:text-properties officeooo:paragraph-rsid="0064a763"/>
    </style:style>
    <style:style style:name="P163" style:family="paragraph" style:parent-style-name="Table_20_Contents">
      <style:text-properties officeooo:paragraph-rsid="007dddd4"/>
    </style:style>
    <style:style style:name="P164" style:family="paragraph" style:parent-style-name="Table_20_Contents">
      <style:text-properties officeooo:paragraph-rsid="008936f9"/>
    </style:style>
    <style:style style:name="P165" style:family="paragraph" style:parent-style-name="Table_20_Contents">
      <style:text-properties officeooo:paragraph-rsid="008e2855"/>
    </style:style>
    <style:style style:name="P166" style:family="paragraph" style:parent-style-name="Table_20_Contents">
      <style:text-properties officeooo:paragraph-rsid="00a01093"/>
    </style:style>
    <style:style style:name="P167" style:family="paragraph" style:parent-style-name="Table_20_Contents">
      <style:text-properties officeooo:paragraph-rsid="00aa0001"/>
    </style:style>
    <style:style style:name="P168" style:family="paragraph" style:parent-style-name="Default_20_Text">
      <style:text-properties fo:color="#ff0000" fo:font-weight="bold" officeooo:rsid="00560be1" officeooo:paragraph-rsid="00b76930" style:language-asian="zh" style:country-asian="CN" style:font-weight-asian="bold" style:font-weight-complex="bold"/>
    </style:style>
    <style:style style:name="P169" style:family="paragraph" style:parent-style-name="Default_20_Text">
      <style:text-properties fo:font-weight="bold" officeooo:rsid="00560be1" officeooo:paragraph-rsid="00560be1" style:language-asian="zh" style:country-asian="CN" style:font-weight-asian="bold" style:font-weight-complex="bold"/>
    </style:style>
    <style:style style:name="P170" style:family="paragraph" style:parent-style-name="Default_20_Text">
      <style:text-properties fo:font-weight="bold" officeooo:rsid="00560be1" officeooo:paragraph-rsid="00b5cabd" style:language-asian="zh" style:country-asian="CN" style:font-weight-asian="bold" style:font-weight-complex="bold"/>
    </style:style>
    <style:style style:name="P171" style:family="paragraph" style:parent-style-name="Default_20_Text">
      <style:text-properties officeooo:rsid="00560be1" officeooo:paragraph-rsid="00560be1" style:language-asian="zh" style:country-asian="CN"/>
    </style:style>
    <style:style style:name="P172" style:family="paragraph" style:parent-style-name="Default_20_Text">
      <style:text-properties officeooo:rsid="00560be1" officeooo:paragraph-rsid="00b420a4" style:language-asian="zh" style:country-asian="CN"/>
    </style:style>
    <style:style style:name="P173" style:family="paragraph" style:parent-style-name="Default_20_Text">
      <style:text-properties officeooo:rsid="00560be1" officeooo:paragraph-rsid="00bebeb5" style:language-asian="zh" style:country-asian="CN"/>
    </style:style>
    <style:style style:name="P174" style:family="paragraph" style:parent-style-name="Default_20_Text">
      <style:text-properties officeooo:paragraph-rsid="00560be1"/>
    </style:style>
    <style:style style:name="P175" style:family="paragraph" style:parent-style-name="Table_20_Contents">
      <style:text-properties officeooo:rsid="009c06ba" officeooo:paragraph-rsid="009c06ba" style:language-asian="zh" style:country-asian="CN"/>
    </style:style>
    <style:style style:name="P176" style:family="paragraph" style:parent-style-name="Table_20_Contents">
      <style:text-properties officeooo:rsid="009d08fe" officeooo:paragraph-rsid="009d08fe" style:language-asian="zh" style:country-asian="CN"/>
    </style:style>
    <style:style style:name="P177" style:family="paragraph" style:parent-style-name="Table_20_Contents">
      <style:text-properties officeooo:rsid="009d08fe" officeooo:paragraph-rsid="00a01093" style:language-asian="zh" style:country-asian="CN"/>
    </style:style>
    <style:style style:name="P178" style:family="paragraph" style:parent-style-name="Table_20_Contents">
      <style:text-properties officeooo:rsid="009d08fe" officeooo:paragraph-rsid="00aa0001" style:language-asian="zh" style:country-asian="CN"/>
    </style:style>
    <style:style style:name="P179" style:family="paragraph" style:parent-style-name="Table_20_Contents">
      <style:text-properties officeooo:rsid="00a014da" officeooo:paragraph-rsid="00a014da" style:language-asian="zh" style:country-asian="CN"/>
    </style:style>
    <style:style style:name="P180" style:family="paragraph" style:parent-style-name="Table_20_Contents">
      <style:text-properties officeooo:rsid="00a0c666" officeooo:paragraph-rsid="00a0c666" style:language-asian="zh" style:country-asian="CN"/>
    </style:style>
    <style:style style:name="P181" style:family="paragraph" style:parent-style-name="Table_20_Contents">
      <style:text-properties officeooo:rsid="00a18acd" officeooo:paragraph-rsid="00a18acd" style:language-asian="zh" style:country-asian="CN"/>
    </style:style>
    <style:style style:name="P182" style:family="paragraph" style:parent-style-name="Table_20_Contents">
      <style:text-properties officeooo:rsid="00a4fe3f" officeooo:paragraph-rsid="00a4fe3f" style:language-asian="zh" style:country-asian="CN"/>
    </style:style>
    <style:style style:name="P183" style:family="paragraph" style:parent-style-name="Table_20_Contents">
      <style:text-properties officeooo:rsid="00a7e7d6" officeooo:paragraph-rsid="00a4fe3f" style:language-asian="zh" style:country-asian="CN"/>
    </style:style>
    <style:style style:name="P184" style:family="paragraph" style:parent-style-name="Table_20_Contents">
      <style:text-properties officeooo:rsid="00a9fcdd" officeooo:paragraph-rsid="00a9fcdd" style:language-asian="zh" style:country-asian="CN"/>
    </style:style>
    <style:style style:name="P185" style:family="paragraph" style:parent-style-name="Table_20_Contents">
      <style:text-properties officeooo:rsid="00aa0001" officeooo:paragraph-rsid="00aa0001" style:language-asian="zh" style:country-asian="CN"/>
    </style:style>
    <style:style style:name="P186" style:family="paragraph" style:parent-style-name="Table_20_Contents">
      <style:text-properties officeooo:rsid="00abbe1c" officeooo:paragraph-rsid="00abbe1c" style:language-asian="zh" style:country-asian="CN"/>
    </style:style>
    <style:style style:name="P187" style:family="paragraph" style:parent-style-name="Table_20_Contents" style:master-page-name="Standard">
      <style:paragraph-properties style:page-number="auto"/>
      <style:text-properties officeooo:rsid="00a4fe3f" officeooo:paragraph-rsid="00a4fe3f" style:language-asian="zh" style:country-asian="CN"/>
    </style:style>
    <style:style style:name="T1" style:family="text">
      <style:text-properties officeooo:rsid="0018eec5"/>
    </style:style>
    <style:style style:name="T2" style:family="text">
      <style:text-properties officeooo:rsid="0018eec5" style:language-asian="zh" style:country-asian="CN"/>
    </style:style>
    <style:style style:name="T3" style:family="text">
      <style:text-properties officeooo:rsid="001f1910" style:language-asian="zh" style:country-asian="CN"/>
    </style:style>
    <style:style style:name="T4" style:family="text">
      <style:text-properties officeooo:rsid="0021c5cd" style:language-asian="zh" style:country-asian="CN"/>
    </style:style>
    <style:style style:name="T5" style:family="text">
      <style:text-properties officeooo:rsid="0033e015" style:language-asian="zh" style:country-asian="CN"/>
    </style:style>
    <style:style style:name="T6" style:family="text">
      <style:text-properties officeooo:rsid="003c9442" style:language-asian="zh" style:country-asian="CN"/>
    </style:style>
    <style:style style:name="T7" style:family="text">
      <style:text-properties officeooo:rsid="0046a6fb" style:language-asian="zh" style:country-asian="CN"/>
    </style:style>
    <style:style style:name="T8" style:family="text">
      <style:text-properties officeooo:rsid="00475c36" style:language-asian="zh" style:country-asian="CN"/>
    </style:style>
    <style:style style:name="T9" style:family="text">
      <style:text-properties officeooo:rsid="00524dcb" style:language-asian="zh" style:country-asian="CN"/>
    </style:style>
    <style:style style:name="T10" style:family="text">
      <style:text-properties officeooo:rsid="0059993d" style:language-asian="zh" style:country-asian="CN"/>
    </style:style>
    <style:style style:name="T11" style:family="text">
      <style:text-properties officeooo:rsid="0064a763" style:language-asian="zh" style:country-asian="CN"/>
    </style:style>
    <style:style style:name="T12" style:family="text">
      <style:text-properties officeooo:rsid="006af431" style:language-asian="zh" style:country-asian="CN"/>
    </style:style>
    <style:style style:name="T13" style:family="text">
      <style:text-properties officeooo:rsid="007d913d" style:language-asian="zh" style:country-asian="CN"/>
    </style:style>
    <style:style style:name="T14" style:family="text">
      <style:text-properties officeooo:rsid="007a90e6" style:language-asian="zh" style:country-asian="CN"/>
    </style:style>
    <style:style style:name="T15" style:family="text">
      <style:text-properties officeooo:rsid="007dddd4" style:language-asian="zh" style:country-asian="CN"/>
    </style:style>
    <style:style style:name="T16" style:family="text">
      <style:text-properties officeooo:rsid="0081d694" style:language-asian="zh" style:country-asian="CN"/>
    </style:style>
    <style:style style:name="T17" style:family="text">
      <style:text-properties officeooo:rsid="009104de" style:language-asian="zh" style:country-asian="CN"/>
    </style:style>
    <style:style style:name="T18" style:family="text">
      <style:text-properties officeooo:rsid="009977a7" style:language-asian="zh" style:country-asian="CN"/>
    </style:style>
    <style:style style:name="T19" style:family="text">
      <style:text-properties officeooo:rsid="009c06ba" style:language-asian="zh" style:country-asian="CN"/>
    </style:style>
    <style:style style:name="T20" style:family="text">
      <style:text-properties officeooo:rsid="00a014da" style:language-asian="zh" style:country-asian="CN"/>
    </style:style>
    <style:style style:name="T21" style:family="text">
      <style:text-properties officeooo:rsid="00a0c536" style:language-asian="zh" style:country-asian="CN"/>
    </style:style>
    <style:style style:name="T22" style:family="text">
      <style:text-properties officeooo:rsid="00aa237a" style:language-asian="zh" style:country-asian="CN"/>
    </style:style>
    <style:style style:name="T23" style:family="text">
      <style:text-properties officeooo:rsid="00560be1" style:language-asian="zh" style:country-asian="CN"/>
    </style:style>
    <style:style style:name="T24" style:family="text">
      <style:text-properties officeooo:rsid="0057e231" style:language-asian="zh" style:country-asian="CN"/>
    </style:style>
    <style:style style:name="T25" style:family="text">
      <style:text-properties officeooo:rsid="005be507" style:language-asian="zh" style:country-asian="CN"/>
    </style:style>
    <style:style style:name="T26" style:family="text">
      <style:text-properties officeooo:rsid="0019230d"/>
    </style:style>
    <style:style style:name="T27" style:family="text">
      <style:text-properties officeooo:rsid="001affd0"/>
    </style:style>
    <style:style style:name="T28" style:family="text">
      <style:text-properties officeooo:rsid="001c56e6"/>
    </style:style>
    <style:style style:name="T29" style:family="text">
      <style:text-properties officeooo:rsid="001d0512"/>
    </style:style>
    <style:style style:name="T30" style:family="text">
      <style:text-properties officeooo:rsid="001d3420"/>
    </style:style>
    <style:style style:name="T31" style:family="text">
      <style:text-properties officeooo:rsid="0021c5cd"/>
    </style:style>
    <style:style style:name="T32" style:family="text">
      <style:text-properties officeooo:rsid="0023f0c4"/>
    </style:style>
    <style:style style:name="T33" style:family="text">
      <style:text-properties officeooo:rsid="00258360"/>
    </style:style>
    <style:style style:name="T34" style:family="text">
      <style:text-properties officeooo:rsid="00265164"/>
    </style:style>
    <style:style style:name="T35" style:family="text">
      <style:text-properties officeooo:rsid="002966d2"/>
    </style:style>
    <style:style style:name="T36" style:family="text">
      <style:text-properties officeooo:rsid="002bae69"/>
    </style:style>
    <style:style style:name="T37" style:family="text">
      <style:text-properties officeooo:rsid="002ce910"/>
    </style:style>
    <style:style style:name="T38" style:family="text">
      <style:text-properties fo:color="#ff0000" fo:font-weight="bold" style:font-weight-asian="bold" style:font-weight-complex="bold"/>
    </style:style>
    <style:style style:name="T39" style:family="text">
      <style:text-properties fo:color="#ff0000" fo:font-weight="bold" officeooo:rsid="002ce910" style:font-weight-asian="bold" style:font-weight-complex="bold"/>
    </style:style>
    <style:style style:name="T40" style:family="text">
      <style:text-properties fo:color="#ff0000" fo:font-weight="bold" officeooo:rsid="0040a2c0" style:font-weight-asian="bold" style:font-weight-complex="bold"/>
    </style:style>
    <style:style style:name="T41" style:family="text">
      <style:text-properties fo:color="#ff0000" fo:font-weight="bold" officeooo:rsid="0043e070" style:font-weight-asian="bold" style:font-weight-complex="bold"/>
    </style:style>
    <style:style style:name="T42" style:family="text">
      <style:text-properties fo:color="#ff0000" fo:font-weight="bold" officeooo:rsid="006882c1" style:font-weight-asian="bold" style:font-weight-complex="bold"/>
    </style:style>
    <style:style style:name="T43" style:family="text">
      <style:text-properties fo:color="#ff0000" fo:font-weight="bold" officeooo:rsid="00836b6f" style:font-weight-asian="bold" style:font-weight-complex="bold"/>
    </style:style>
    <style:style style:name="T44" style:family="text">
      <style:text-properties fo:color="#ff0000" fo:font-weight="bold" officeooo:rsid="00877265" style:font-weight-asian="bold" style:font-weight-complex="bold"/>
    </style:style>
    <style:style style:name="T45" style:family="text">
      <style:text-properties fo:color="#ff0000" fo:font-weight="bold" officeooo:rsid="007f706a" style:font-weight-asian="bold" style:font-weight-complex="bold"/>
    </style:style>
    <style:style style:name="T46" style:family="text">
      <style:text-properties fo:font-weight="bold" officeooo:rsid="0053bfbc" style:font-weight-asian="bold" style:font-weight-complex="bold"/>
    </style:style>
    <style:style style:name="T47" style:family="text">
      <style:text-properties fo:font-weight="bold" officeooo:rsid="005456a9" style:font-weight-asian="bold" style:font-weight-complex="bold"/>
    </style:style>
    <style:style style:name="T48" style:family="text">
      <style:text-properties officeooo:rsid="0033439e"/>
    </style:style>
    <style:style style:name="T49" style:family="text">
      <style:text-properties officeooo:rsid="00381947"/>
    </style:style>
    <style:style style:name="T50" style:family="text">
      <style:text-properties officeooo:rsid="0039e859"/>
    </style:style>
    <style:style style:name="T51" style:family="text">
      <style:text-properties officeooo:rsid="0040a2c0"/>
    </style:style>
    <style:style style:name="T52" style:family="text">
      <style:text-properties officeooo:rsid="00412edb"/>
    </style:style>
    <style:style style:name="T53" style:family="text">
      <style:text-properties officeooo:rsid="0043e070"/>
    </style:style>
    <style:style style:name="T54" style:family="text">
      <style:text-properties officeooo:rsid="004e27cc"/>
    </style:style>
    <style:style style:name="T55" style:family="text">
      <style:text-properties officeooo:rsid="004fe63c"/>
    </style:style>
    <style:style style:name="T56" style:family="text">
      <style:text-properties officeooo:rsid="0051f202"/>
    </style:style>
    <style:style style:name="T57" style:family="text">
      <style:text-properties officeooo:rsid="0053bfbc"/>
    </style:style>
    <style:style style:name="T58" style:family="text">
      <style:text-properties officeooo:rsid="00560be1"/>
    </style:style>
    <style:style style:name="T59" style:family="text">
      <style:text-properties officeooo:rsid="0057e231"/>
    </style:style>
    <style:style style:name="T60" style:family="text">
      <style:text-properties fo:font-style="italic" fo:font-weight="bold" officeooo:rsid="0059993d" style:language-asian="zh" style:country-asian="CN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59fd4f" style:language-asian="zh" style:country-asian="CN" style:font-style-asian="italic" style:font-weight-asian="bold" style:font-style-complex="italic" style:font-weight-complex="bold"/>
    </style:style>
    <style:style style:name="T62" style:family="text">
      <style:text-properties officeooo:rsid="005be507"/>
    </style:style>
    <style:style style:name="T63" style:family="text">
      <style:text-properties officeooo:rsid="005e41ba"/>
    </style:style>
    <style:style style:name="T64" style:family="text">
      <style:text-properties officeooo:rsid="00601fec"/>
    </style:style>
    <style:style style:name="T65" style:family="text">
      <style:text-properties officeooo:rsid="0061ea49"/>
    </style:style>
    <style:style style:name="T66" style:family="text">
      <style:text-properties officeooo:rsid="00635caa"/>
    </style:style>
    <style:style style:name="T67" style:family="text">
      <style:text-properties officeooo:rsid="0064a763"/>
    </style:style>
    <style:style style:name="T68" style:family="text">
      <style:text-properties officeooo:rsid="006642dc"/>
    </style:style>
    <style:style style:name="T69" style:family="text">
      <style:text-properties officeooo:rsid="006882c1"/>
    </style:style>
    <style:style style:name="T70" style:family="text">
      <style:text-properties officeooo:rsid="006caca9"/>
    </style:style>
    <style:style style:name="T71" style:family="text">
      <style:text-properties officeooo:rsid="006e6b2f"/>
    </style:style>
    <style:style style:name="T72" style:family="text">
      <style:text-properties officeooo:rsid="007a90e6"/>
    </style:style>
    <style:style style:name="T73" style:family="text">
      <style:text-properties officeooo:rsid="007e5027"/>
    </style:style>
    <style:style style:name="T74" style:family="text">
      <style:text-properties officeooo:rsid="007f706a"/>
    </style:style>
    <style:style style:name="T75" style:family="text">
      <style:text-properties officeooo:rsid="00810df2"/>
    </style:style>
    <style:style style:name="T76" style:family="text">
      <style:text-properties officeooo:rsid="00847d39"/>
    </style:style>
    <style:style style:name="T77" style:family="text">
      <style:text-properties officeooo:rsid="0085addf"/>
    </style:style>
    <style:style style:name="T78" style:family="text">
      <style:text-properties officeooo:rsid="00872277"/>
    </style:style>
    <style:style style:name="T79" style:family="text">
      <style:text-properties officeooo:rsid="008936f9"/>
    </style:style>
    <style:style style:name="T80" style:family="text">
      <style:text-properties officeooo:rsid="008d357d"/>
    </style:style>
    <style:style style:name="T81" style:family="text">
      <style:text-properties officeooo:rsid="008f1404"/>
    </style:style>
    <style:style style:name="T82" style:family="text">
      <style:text-properties officeooo:rsid="00929c14"/>
    </style:style>
    <style:style style:name="T83" style:family="text">
      <style:text-properties officeooo:rsid="0094df90"/>
    </style:style>
    <style:style style:name="T84" style:family="text">
      <style:text-properties officeooo:rsid="00969fcb"/>
    </style:style>
    <style:style style:name="T85" style:family="text">
      <style:text-properties officeooo:rsid="009d08fe"/>
    </style:style>
    <style:style style:name="T86" style:family="text">
      <style:text-properties officeooo:rsid="009e095c"/>
    </style:style>
    <style:style style:name="T87" style:family="text">
      <style:text-properties officeooo:rsid="009e529e"/>
    </style:style>
    <style:style style:name="T88" style:family="text">
      <style:text-properties officeooo:rsid="00a31d40"/>
    </style:style>
    <style:style style:name="T89" style:family="text">
      <style:text-properties officeooo:rsid="00a4fe3f"/>
    </style:style>
    <style:style style:name="T90" style:family="text">
      <style:text-properties officeooo:rsid="00a696da"/>
    </style:style>
    <style:style style:name="T91" style:family="text">
      <style:text-properties officeooo:rsid="00a7e7d6"/>
    </style:style>
    <style:style style:name="T92" style:family="text">
      <style:text-properties officeooo:rsid="00a9fcdd"/>
    </style:style>
    <style:style style:name="T93" style:family="text">
      <style:text-properties officeooo:rsid="00ae7dbf"/>
    </style:style>
    <style:style style:name="T94" style:family="text">
      <style:text-properties officeooo:rsid="00b054ed"/>
    </style:style>
    <style:style style:name="T95" style:family="text">
      <style:text-properties officeooo:rsid="00b1bbb4"/>
    </style:style>
    <style:style style:name="T96" style:family="text">
      <style:text-properties officeooo:rsid="00b5cabd"/>
    </style:style>
    <style:style style:name="T97" style:family="text">
      <style:text-properties officeooo:rsid="00b76930"/>
    </style:style>
    <style:style style:name="T98" style:family="text">
      <style:text-properties officeooo:rsid="00b9cb06"/>
    </style:style>
    <style:style style:name="T99" style:family="text">
      <style:text-properties officeooo:rsid="00bbb45d"/>
    </style:style>
    <style:style style:name="T100" style:family="text">
      <style:text-properties officeooo:rsid="00bd4852"/>
    </style:style>
    <style:style style:name="T101" style:family="text">
      <style:text-properties officeooo:rsid="00c0bb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4"><text:span text:style-name="T23">测试地址</text:span><text:span text:style-name="T24">(即API前缀 </text:span><text:span text:style-name="T25">server</text:span><text:span text:style-name="T24">)</text:span></text:p>
      <text:p text:style-name="P15"><text:a xlink:type="simple" xlink:href="http://115.28.41.123:8080/web"><text:span text:style-name="T58">http://115.28.52.3:8080/web</text:span></text:a></text:p>
      <text:p text:style-name="P16"/>
      <text:p text:style-name="P169">用户登录地址</text:p>
      <text:p text:style-name="P15"><text:a xlink:type="simple" xlink:href="http://115.28.41.123:8080/web/ulogin.html"><text:span text:style-name="T58">http://115.28.52.3:8080/web/ulogin.html</text:span></text:a></text:p>
      <text:p text:style-name="P16">已有账号</text:p>
      <text:p text:style-name="P16">13911111111</text:p>
      <text:p text:style-name="P16">13922222<text:span text:style-name="T68">2</text:span>22</text:p>
      <text:p text:style-name="P16">13912345678</text:p>
      <text:p text:style-name="P16"/>
      <text:p text:style-name="P169">员工登录地址</text:p>
      <text:p text:style-name="P15"><text:a xlink:type="simple" xlink:href="http://115.28.41.123:8080/web/login.html">http://115.28.52.3:8080/web/login.html</text:a> </text:p>
      <text:p text:style-name="P16">已有账号</text:p>
      <text:p text:style-name="P16">admin</text:p>
      <text:p text:style-name="P16">chief/chief1/chief2</text:p>
      <text:p text:style-name="P16">expert/expert1/expert2</text:p>
      <text:p text:style-name="P16">operator/operator1/operator2</text:p>
      <text:p text:style-name="P16"/>
      <text:p text:style-name="P16"><text:span text:style-name="T38">所有账号的密码都是 passw0rd <text:s/>注意是数字0不是字母o.</text:span></text:p>
      <text:p text:style-name="P16"/>
      <text:p text:style-name="P170"><text:span text:style-name="T96">测试卡号</text:span></text:p>
      <text:p text:style-name="P173"><text:span text:style-name="T97">1000, 1001......1010 </text:span><text:span text:style-name="T99">共11个</text:span><text:span text:style-name="T101">卡号</text:span><text:span text:style-name="T99">，均为7天卡，</text:span><text:span text:style-name="T100">方便测试</text:span></text:p>
      <text:p text:style-name="P173"><text:span text:style-name="T99">如果用完，请联系我从后台添加新卡</text:span></text:p>
      <text:p text:style-name="P168"><text:span text:style-name="T97">密码和卡号</text:span><text:span text:style-name="T98">一致</text:span></text:p>
      <text:p text:style-name="P17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API名称</text:p>
          </table:table-cell>
          <table:table-cell table:style-name="Table3.B1" office:value-type="string">
            <text:p text:style-name="P22"><text:span text:style-name="T27">用户</text:span><text:span text:style-name="T28">注册</text:span><text:span text:style-name="T27">接口</text:span></text:p>
          </table:table-cell>
        </table:table-row>
        <table:table-row>
          <table:table-cell table:style-name="Table3.A2" office:value-type="string">
            <text:p text:style-name="P47">地址</text:p>
          </table:table-cell>
          <table:table-cell table:style-name="Table3.B2" office:value-type="string">
            <text:p text:style-name="P156"><text:span text:style-name="T10">{server}</text:span>/<text:span text:style-name="T2">api/user <text:s/></text:span><text:span text:style-name="T60">下面</text:span><text:span text:style-name="T61">API</text:span><text:span text:style-name="T60">省略server</text:span></text:p>
          </table:table-cell>
        </table:table-row>
        <table:table-row>
          <table:table-cell table:style-name="Table3.A2" office:value-type="string">
            <text:p text:style-name="P47">请求方法</text:p>
          </table:table-cell>
          <table:table-cell table:style-name="Table3.B2" office:value-type="string">
            <text:p text:style-name="P47">POST </text:p>
          </table:table-cell>
        </table:table-row>
        <table:table-row>
          <table:table-cell table:style-name="Table3.A2" office:value-type="string">
            <text:p text:style-name="P47">请求Content-Type</text:p>
          </table:table-cell>
          <table:table-cell table:style-name="Table3.B2" office:value-type="string">
            <text:p text:style-name="P32">application/x-www-form-urlencoded</text:p>
          </table:table-cell>
        </table:table-row>
        <table:table-row>
          <table:table-cell table:style-name="Table3.A2" office:value-type="string">
            <text:p text:style-name="P47">请求参数</text:p>
          </table:table-cell>
          <table:table-cell table:style-name="Table3.B2" office:value-type="string">
            <text:p text:style-name="P22"><text:span text:style-name="T1">username={手机号码}&amp;</text:span><text:span text:style-name="T29">name={</text:span><text:span text:style-name="T63">用户名</text:span><text:span text:style-name="T29">}&amp;</text:span><text:span text:style-name="T1">password={password}</text:span></text:p>
            <text:p text:style-name="P62">均为必填项</text:p>
          </table:table-cell>
        </table:table-row>
        <table:table-row>
          <table:table-cell table:style-name="Table3.A2" office:value-type="string">
            <text:p text:style-name="P22"><text:span text:style-name="T30">添加成功</text:span><text:span text:style-name="T1">状态码</text:span></text:p>
          </table:table-cell>
          <table:table-cell table:style-name="Table3.B2" office:value-type="string">
            <text:p text:style-name="P22"><text:span text:style-name="T1">20</text:span><text:span text:style-name="T30">1</text:span></text:p>
          </table:table-cell>
        </table:table-row>
        <table:table-row>
          <table:table-cell table:style-name="Table3.A2" office:value-type="string">
            <text:p text:style-name="P63">添加失败状态码</text:p>
          </table:table-cell>
          <table:table-cell table:style-name="Table3.B2" office:value-type="string">
            <text:p text:style-name="P64">500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API名称</text:p>
          </table:table-cell>
          <table:table-cell table:style-name="Table1.B1" office:value-type="string">
            <text:p text:style-name="P33">用户登录接口</text:p>
          </table:table-cell>
        </table:table-row>
        <table:table-row>
          <table:table-cell table:style-name="Table1.A2" office:value-type="string">
            <text:p text:style-name="P48">地址</text:p>
          </table:table-cell>
          <table:table-cell table:style-name="Table1.B2" office:value-type="string">
            <text:p text:style-name="Table_20_Contents">/<text:span text:style-name="T2">api/user/auth</text:span></text:p>
          </table:table-cell>
        </table:table-row>
        <table:table-row>
          <table:table-cell table:style-name="Table1.A2" office:value-type="string">
            <text:p text:style-name="P48">请求方法</text:p>
          </table:table-cell>
          <table:table-cell table:style-name="Table1.B2" office:value-type="string">
            <text:p text:style-name="P48">POST </text:p>
          </table:table-cell>
        </table:table-row>
        <table:table-row>
          <table:table-cell table:style-name="Table1.A2" office:value-type="string">
            <text:p text:style-name="P48">请求Content-Type</text:p>
          </table:table-cell>
          <table:table-cell table:style-name="Table1.B2" office:value-type="string">
            <text:p text:style-name="P33">application/x-www-form-urlencoded</text:p>
          </table:table-cell>
        </table:table-row>
        <table:table-row>
          <table:table-cell table:style-name="Table1.A2" office:value-type="string">
            <text:p text:style-name="P48">请求参数</text:p>
          </table:table-cell>
          <table:table-cell table:style-name="Table1.B2" office:value-type="string">
            <text:p text:style-name="P48">username={手机号码}&amp;password={password}</text:p>
          </table:table-cell>
        </table:table-row>
        <table:table-row>
          <table:table-cell table:style-name="Table1.A2" office:value-type="string">
            <text:p text:style-name="P48">验证通过状态码</text:p>
          </table:table-cell>
          <table:table-cell table:style-name="Table1.B2" office:value-type="string">
            <text:p text:style-name="P48">200</text:p>
          </table:table-cell>
        </table:table-row>
        <table:table-row>
          <table:table-cell table:style-name="Table1.A2" office:value-type="string">
            <text:p text:style-name="P65">响应Content-Type</text:p>
          </table:table-cell>
          <table:table-cell table:style-name="Table1.B2" office:value-type="string">
            <text:p text:style-name="P65">application/json</text:p>
          </table:table-cell>
        </table:table-row>
        <table:table-row>
          <table:table-cell table:style-name="Table1.A2" office:value-type="string">
            <text:p text:style-name="P67">响应内容</text:p>
          </table:table-cell>
          <table:table-cell table:style-name="Table1.B2" office:value-type="string">
            <text:p text:style-name="P67">{</text:p>
            <text:p text:style-name="P143"><text:soft-page-break/>userId: {userId}</text:p>
            <text:p text:style-name="P25"><text:span text:style-name="T36">token: </text:span><text:span text:style-name="T37">{token} <text:s/></text:span><text:span text:style-name="T39">// 以下所有的API方法都需在请求头里面带此token</text:span></text:p>
            <text:p text:style-name="P67">}</text:p>
          </table:table-cell>
        </table:table-row>
        <table:table-row>
          <table:table-cell table:style-name="Table1.A2" office:value-type="string">
            <text:p text:style-name="P48">验证未通过状态码</text:p>
          </table:table-cell>
          <table:table-cell table:style-name="Table1.B2" office:value-type="string">
            <text:p text:style-name="P48">401</text:p>
          </table:table-cell>
        </table:table-row>
      </table:table>
      <text:p text:style-name="Default_20_Text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API名称</text:p>
          </table:table-cell>
          <table:table-cell table:style-name="Table2.B1" office:value-type="string">
            <text:p text:style-name="P68">获取用户资料接口</text:p>
          </table:table-cell>
        </table:table-row>
        <table:table-row>
          <table:table-cell table:style-name="Table2.A2" office:value-type="string">
            <text:p text:style-name="P49">地址</text:p>
          </table:table-cell>
          <table:table-cell table:style-name="Table2.B2" office:value-type="string">
            <text:p text:style-name="P155">/<text:span text:style-name="T2">api/user</text:span><text:span text:style-name="T3">?username={手机号码} 或者</text:span></text:p>
            <text:p text:style-name="P66">/api/user?mobile={手机号码} </text:p>
            <text:p text:style-name="P66">/<text:span text:style-name="T69">api/user/{userId} </text:span><text:span text:style-name="T42">// </text:span><text:span text:style-name="T43">返回内容将是下面内容中的datas中的对象</text:span></text:p>
          </table:table-cell>
        </table:table-row>
        <table:table-row>
          <table:table-cell table:style-name="Table2.A2" office:value-type="string">
            <text:p text:style-name="P69">请求方法</text:p>
          </table:table-cell>
          <table:table-cell table:style-name="Table2.B2" office:value-type="string">
            <text:p text:style-name="P69">GET</text:p>
          </table:table-cell>
        </table:table-row>
        <table:table-row>
          <table:table-cell table:style-name="Table2.A2" office:value-type="string">
            <text:p text:style-name="P69">请求头</text:p>
          </table:table-cell>
          <table:table-cell table:style-name="Table2.B2" office:value-type="string">
            <text:p text:style-name="P69">Authorization: {token}</text:p>
          </table:table-cell>
        </table:table-row>
        <table:table-row>
          <table:table-cell table:style-name="Table2.A2" office:value-type="string">
            <text:p text:style-name="P65">响应Content-Type</text:p>
          </table:table-cell>
          <table:table-cell table:style-name="Table2.B2" office:value-type="string">
            <text:p text:style-name="P65">application/json</text:p>
          </table:table-cell>
        </table:table-row>
        <table:table-row>
          <table:table-cell table:style-name="Table2.A2" office:value-type="string">
            <text:p text:style-name="P81">响应内容</text:p>
          </table:table-cell>
          <table:table-cell table:style-name="Table2.B2" office:value-type="string">
            <text:p text:style-name="P82">"total": 1,</text:p>
            <text:p text:style-name="P82">"max": 15,</text:p>
            <text:p text:style-name="P82">"curPage": 1,</text:p>
            <text:p text:style-name="P82">"pageCount": 1,</text:p>
            <text:p text:style-name="P82">"pageable": true,</text:p>
            <text:p text:style-name="P82">"datas": [{</text:p>
            <text:p text:style-name="P82"><text:s text:c="4"/>"id": 1, <text:s/>// 用户标识</text:p>
            <text:p text:style-name="P82"><text:s text:c="4"/>"mobile": "13911111111",</text:p>
            <text:p text:style-name="P82"><text:s text:c="4"/>"name": "测试用户1",</text:p>
            <text:p text:style-name="P82"><text:s text:c="4"/>"username": "13911111111",</text:p>
            <text:p text:style-name="P82"><text:s text:c="4"/>"type": "SIMPLE", </text:p>
            <text:p text:style-name="P23"><text:span text:style-name="T31"><text:s text:c="4"/>"birthday": "1983-06-04", // 生日 </text:span><text:span text:style-name="T33">需APK支持更改</text:span></text:p>
            <text:p text:style-name="P24"><text:span text:style-name="T31"><text:s text:c="4"/>"address": "地址1", // 住址</text:span><text:span text:style-name="T33">需APK支持更改</text:span></text:p>
            <text:p text:style-name="P24"><text:span text:style-name="T31"><text:s text:c="4"/>"stature": 1.72, // 身高</text:span><text:span text:style-name="T33">需APK支持更改</text:span></text:p>
            <text:p text:style-name="P24"><text:span text:style-name="T31"><text:s text:c="4"/>"weight": 72.0, // 体重 </text:span><text:span text:style-name="T33">需APK支持更改</text:span></text:p>
            <text:p text:style-name="P24"><text:span text:style-name="T31"><text:s text:c="4"/>"idCard": "430203198502011218", // 身份证 </text:span><text:span text:style-name="T33">需APK支持更改</text:span></text:p>
            <text:p text:style-name="P24"><text:span text:style-name="T31"><text:s text:c="4"/>"gender": 1, // 性别 0 女 1男</text:span><text:span text:style-name="T33">需APK支持更改</text:span></text:p>
            <text:p text:style-name="P24"><text:span text:style-name="T31"><text:s text:c="4"/>"city": "", // 所在城市</text:span><text:span text:style-name="T33">需APK支持更改</text:span></text:p>
            <text:p text:style-name="P24"><text:span text:style-name="T31"><text:s text:c="4"/>"emContact1": "", // 紧急联系人1 </text:span><text:span text:style-name="T33">需APK支持更改</text:span></text:p>
            <text:p text:style-name="P24"><text:span text:style-name="T31"><text:s text:c="4"/>"emContact1Tel": "", // 紧急联系人1 电话 </text:span><text:span text:style-name="T33">需APK支持更改</text:span></text:p>
            <text:p text:style-name="P24"><text:span text:style-name="T31"><text:s text:c="4"/>"emContact2": "", // 紧急联系人2 </text:span><text:span text:style-name="T33">需APK支持更改</text:span></text:p>
            <text:p text:style-name="P24"><text:span text:style-name="T31"><text:s text:c="4"/>"emContact2Tel": "", // 紧急联系人2 电话 </text:span><text:span text:style-name="T33">需APK支持更改</text:span></text:p>
            <text:p text:style-name="P24"><text:span text:style-name="T31"><text:s text:c="4"/>"badHabits": "", // 不良嗜好 </text:span><text:span text:style-name="T33">需APK支持更改</text:span></text:p>
            <text:p text:style-name="P24"><text:span text:style-name="T31"><text:s text:c="4"/>"anamnesis": "", // 病史 </text:span><text:span text:style-name="T33">需APK支持更改</text:span></text:p>
            <text:p text:style-name="P23"><text:span text:style-name="T31"><text:s text:c="4"/>"createdDate": "2012-06-04 01:00:00", // 注册</text:span><text:span text:style-name="T34">时间</text:span></text:p>
            <text:p text:style-name="P82"><text:s text:c="4"/>"lastUpdated": "2012-06-04 01:00:00",</text:p>
            <text:p text:style-name="P82"><text:s text:c="4"/>"remark": "", </text:p>
            <text:p text:style-name="P82"><text:s text:c="4"/>"isFree": true,</text:p>
            <text:p text:style-name="P82"><text:s text:c="4"/>"version": 1,</text:p>
            <text:p text:style-name="P82"><text:s text:c="4"/>"mobilePrefix": "1111"</text:p>
            <text:p text:style-name="P82">}],</text:p>
            <text:p text:style-name="P82">"offset": 0</text:p>
            <text:p text:style-name="P82"><text:soft-page-break/>}</text:p>
          </table:table-cell>
        </table:table-row>
      </table:table>
      <text:p text:style-name="P14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>API名称</text:p>
          </table:table-cell>
          <table:table-cell table:style-name="Table4.B1" office:value-type="string">
            <text:p text:style-name="P23"><text:span text:style-name="T26">用户</text:span><text:span text:style-name="T31">修改个人资料接口</text:span></text:p>
          </table:table-cell>
        </table:table-row>
        <table:table-row>
          <table:table-cell table:style-name="Table4.A2" office:value-type="string">
            <text:p text:style-name="P50">地址</text:p>
          </table:table-cell>
          <table:table-cell table:style-name="Table4.B2" office:value-type="string">
            <text:p text:style-name="P157">/<text:span text:style-name="T2">api/user/</text:span><text:span text:style-name="T4">{userId}</text:span></text:p>
          </table:table-cell>
        </table:table-row>
        <table:table-row>
          <table:table-cell table:style-name="Table4.A2" office:value-type="string">
            <text:p text:style-name="P50">请求方法</text:p>
          </table:table-cell>
          <table:table-cell table:style-name="Table4.B2" office:value-type="string">
            <text:p text:style-name="P23"><text:span text:style-name="T64">PUT</text:span><text:span text:style-name="T1"> </text:span></text:p>
          </table:table-cell>
        </table:table-row>
        <table:table-row>
          <table:table-cell table:style-name="Table4.A2" office:value-type="string">
            <text:p text:style-name="P50">请求Content-Type</text:p>
          </table:table-cell>
          <table:table-cell table:style-name="Table4.B2" office:value-type="string">
            <text:p text:style-name="P35">application/x-www-form-urlencoded</text:p>
          </table:table-cell>
        </table:table-row>
        <table:table-row>
          <table:table-cell table:style-name="Table4.A2" office:value-type="string">
            <text:p text:style-name="P83">请求头</text:p>
          </table:table-cell>
          <table:table-cell table:style-name="Table4.B2" office:value-type="string">
            <text:p text:style-name="P69">Authorization: {token}</text:p>
          </table:table-cell>
        </table:table-row>
        <table:table-row>
          <table:table-cell table:style-name="Table4.A2" office:value-type="string">
            <text:p text:style-name="P50">请求参数</text:p>
          </table:table-cell>
          <table:table-cell table:style-name="Table4.B2" office:value-type="string">
            <text:p text:style-name="P23"><text:span text:style-name="T31">见【</text:span><text:span text:style-name="T27">获取用户资料接口</text:span><text:span text:style-name="T31">】</text:span><text:span text:style-name="T32">注释</text:span></text:p>
          </table:table-cell>
        </table:table-row>
        <table:table-row>
          <table:table-cell table:style-name="Table4.A2" office:value-type="string">
            <text:p text:style-name="P23"><text:span text:style-name="T35">修改</text:span><text:span text:style-name="T1">通过状态码</text:span></text:p>
          </table:table-cell>
          <table:table-cell table:style-name="Table4.B2" office:value-type="string">
            <text:p text:style-name="P50">200</text:p>
          </table:table-cell>
        </table:table-row>
        <table:table-row>
          <table:table-cell table:style-name="Table4.A2" office:value-type="string">
            <text:p text:style-name="P23"><text:span text:style-name="T50">修改失败</text:span><text:span text:style-name="T1">状态码</text:span></text:p>
          </table:table-cell>
          <table:table-cell table:style-name="Table4.B2" office:value-type="string">
            <text:p text:style-name="P23"><text:span text:style-name="T1">40</text:span><text:span text:style-name="T35">3 没有token</text:span></text:p>
            <text:p text:style-name="P95">500 服务器错</text:p>
          </table:table-cell>
        </table:table-row>
      </table:table>
      <text:p text:style-name="P17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6">API名称</text:p>
          </table:table-cell>
          <table:table-cell table:style-name="Table5.B1" office:value-type="string">
            <text:p text:style-name="P26"><text:span text:style-name="T26">用户</text:span><text:span text:style-name="T31">修改</text:span><text:span text:style-name="T48">密码</text:span></text:p>
          </table:table-cell>
        </table:table-row>
        <table:table-row>
          <table:table-cell table:style-name="Table5.A2" office:value-type="string">
            <text:p text:style-name="P51">地址</text:p>
          </table:table-cell>
          <table:table-cell table:style-name="Table5.B2" office:value-type="string">
            <text:p text:style-name="P158">/<text:span text:style-name="T2">api/user/</text:span><text:span text:style-name="T4">{userId}/</text:span><text:span text:style-name="T5">password</text:span></text:p>
          </table:table-cell>
        </table:table-row>
        <table:table-row>
          <table:table-cell table:style-name="Table5.A2" office:value-type="string">
            <text:p text:style-name="P51">请求方法</text:p>
          </table:table-cell>
          <table:table-cell table:style-name="Table5.B2" office:value-type="string">
            <text:p text:style-name="P26"><text:span text:style-name="T65">PUT</text:span><text:span text:style-name="T1"> </text:span></text:p>
          </table:table-cell>
        </table:table-row>
        <table:table-row>
          <table:table-cell table:style-name="Table5.A2" office:value-type="string">
            <text:p text:style-name="P51">请求Content-Type</text:p>
          </table:table-cell>
          <table:table-cell table:style-name="Table5.B2" office:value-type="string">
            <text:p text:style-name="P36">application/x-www-form-urlencoded</text:p>
          </table:table-cell>
        </table:table-row>
        <table:table-row>
          <table:table-cell table:style-name="Table5.A2" office:value-type="string">
            <text:p text:style-name="P84">请求头</text:p>
          </table:table-cell>
          <table:table-cell table:style-name="Table5.B2" office:value-type="string">
            <text:p text:style-name="P70">Authorization: {token}</text:p>
          </table:table-cell>
        </table:table-row>
        <table:table-row>
          <table:table-cell table:style-name="Table5.A2" office:value-type="string">
            <text:p text:style-name="P51">请求参数</text:p>
          </table:table-cell>
          <table:table-cell table:style-name="Table5.B2" office:value-type="string">
            <text:p text:style-name="P98">oldPassword={oldPassword} &amp; newPassword = {newPassword}</text:p>
          </table:table-cell>
        </table:table-row>
        <table:table-row>
          <table:table-cell table:style-name="Table5.A2" office:value-type="string">
            <text:p text:style-name="P26"><text:span text:style-name="T35">修改</text:span><text:span text:style-name="T1">通过状态码</text:span></text:p>
          </table:table-cell>
          <table:table-cell table:style-name="Table5.B2" office:value-type="string">
            <text:p text:style-name="P51">200</text:p>
          </table:table-cell>
        </table:table-row>
        <table:table-row>
          <table:table-cell table:style-name="Table5.A2" office:value-type="string">
            <text:p text:style-name="P26"><text:span text:style-name="T49">修改失败</text:span><text:span text:style-name="T1">状态码</text:span></text:p>
          </table:table-cell>
          <table:table-cell table:style-name="Table5.B2" office:value-type="string">
            <text:p text:style-name="P26"><text:span text:style-name="T1">40</text:span><text:span text:style-name="T35">3 没有token</text:span></text:p>
            <text:p text:style-name="P96">500 服务器错 <text:span text:style-name="T76">一般都是老密码</text:span><text:span text:style-name="T77">输错</text:span></text:p>
          </table:table-cell>
        </table:table-row>
      </table:table>
      <text:p text:style-name="P18"/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0">API名称</text:p>
          </table:table-cell>
          <table:table-cell table:style-name="Table9.B1" office:value-type="string">
            <text:p text:style-name="P139"><text:span text:style-name="T26">用户</text:span><text:span text:style-name="T67">上传数据</text:span></text:p>
          </table:table-cell>
        </table:table-row>
        <table:table-row>
          <table:table-cell table:style-name="Table9.A2" office:value-type="string">
            <text:p text:style-name="P55">地址</text:p>
          </table:table-cell>
          <table:table-cell table:style-name="Table9.B2" office:value-type="string">
            <text:p text:style-name="P162">/<text:span text:style-name="T2">api/</text:span><text:span text:style-name="T12">{userId}/</text:span><text:span text:style-name="T11">examination</text:span></text:p>
          </table:table-cell>
        </table:table-row>
        <table:table-row>
          <table:table-cell table:style-name="Table9.A2" office:value-type="string">
            <text:p text:style-name="P55">请求方法</text:p>
          </table:table-cell>
          <table:table-cell table:style-name="Table9.B2" office:value-type="string">
            <text:p text:style-name="P140">POST</text:p>
          </table:table-cell>
        </table:table-row>
        <table:table-row>
          <table:table-cell table:style-name="Table9.A2" office:value-type="string">
            <text:p text:style-name="P55">请求Content-Type</text:p>
          </table:table-cell>
          <table:table-cell table:style-name="Table9.B2" office:value-type="string">
            <text:p text:style-name="P140">application/x-www-form-urlencoded</text:p>
            <text:p text:style-name="P140">enctype=“multipart/form-data”</text:p>
          </table:table-cell>
        </table:table-row>
        <table:table-row>
          <table:table-cell table:style-name="Table9.A2" office:value-type="string">
            <text:p text:style-name="P88">请求头</text:p>
          </table:table-cell>
          <table:table-cell table:style-name="Table9.B2" office:value-type="string">
            <text:p text:style-name="P74">Authorization: {token}</text:p>
          </table:table-cell>
        </table:table-row>
        <table:table-row>
          <table:table-cell table:style-name="Table9.A2" office:value-type="string">
            <text:p text:style-name="P55">请求参数</text:p>
          </table:table-cell>
          <table:table-cell table:style-name="Table9.B2" office:value-type="string">
            <text:p text:style-name="P140"><text:span text:style-name="T70">f</text:span>ile=*****</text:p>
            <text:p text:style-name="P141"><text:span text:style-name="T70">apkId // </text:span><text:span text:style-name="T71">必填</text:span></text:p>
            <text:p text:style-name="P144">md5 // <text:span text:style-name="T78">必填 可以是假值</text:span></text:p>
            <text:p text:style-name="P145">bodyTemp 体温 非必填</text:p>
            <text:p text:style-name="P145">bloodSugar 血糖 非必填</text:p>
            <text:p text:style-name="P145">medicine 服用药物 非必填</text:p>
          </table:table-cell>
        </table:table-row>
        <table:table-row>
          <table:table-cell table:style-name="Table9.A2" office:value-type="string">
            <text:p text:style-name="P139"><text:span text:style-name="T67">上传成功</text:span><text:span text:style-name="T1">状态码</text:span></text:p>
          </table:table-cell>
          <table:table-cell table:style-name="Table9.B2" office:value-type="string">
            <text:p text:style-name="P55">200</text:p>
          </table:table-cell>
        </table:table-row>
        <table:table-row>
          <table:table-cell table:style-name="Table9.A2" office:value-type="string">
            <text:p text:style-name="P139"><text:span text:style-name="T67">上传失败</text:span><text:span text:style-name="T1">状态码</text:span></text:p>
          </table:table-cell>
          <table:table-cell table:style-name="Table9.B2" office:value-type="string">
            <text:p text:style-name="P139"><text:span text:style-name="T1">40</text:span><text:span text:style-name="T35">3 没有token</text:span></text:p>
            <text:p text:style-name="P97"><text:soft-page-break/>500 服务器错</text:p>
          </table:table-cell>
        </table:table-row>
      </table:table>
      <text:p text:style-name="P19"/>
      <text:p text:style-name="P1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7">API名称</text:p>
          </table:table-cell>
          <table:table-cell table:style-name="Table6.B1" office:value-type="string">
            <text:p text:style-name="P99">查看个人体检请求</text:p>
          </table:table-cell>
        </table:table-row>
        <table:table-row>
          <table:table-cell table:style-name="Table6.A2" office:value-type="string">
            <text:p text:style-name="P52">地址</text:p>
          </table:table-cell>
          <table:table-cell table:style-name="Table6.B2" office:value-type="string">
            <text:p text:style-name="P159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6.A2" office:value-type="string">
            <text:p text:style-name="P52">请求方法</text:p>
          </table:table-cell>
          <table:table-cell table:style-name="Table6.B2" office:value-type="string">
            <text:p text:style-name="P102">GET</text:p>
          </table:table-cell>
        </table:table-row>
        <table:table-row>
          <table:table-cell table:style-name="Table6.A2" office:value-type="string">
            <text:p text:style-name="P85">请求头</text:p>
          </table:table-cell>
          <table:table-cell table:style-name="Table6.B2" office:value-type="string">
            <text:p text:style-name="P71">Authorization: {token}</text:p>
          </table:table-cell>
        </table:table-row>
        <table:table-row>
          <table:table-cell table:style-name="Table6.A2" office:value-type="string">
            <text:p text:style-name="P148">请求参数</text:p>
          </table:table-cell>
          <table:table-cell table:style-name="Table6.B2" office:value-type="string">
            <text:p text:style-name="P108"><text:span text:style-name="T83">apkId</text:span><text:span text:style-name="T82">:in=1,2,3,4 <text:s/></text:span></text:p>
            <text:p text:style-name="P108"><text:span text:style-name="T84">apkId</text:span><text:span text:style-name="T82">:notIn=1,2,3,4</text:span></text:p>
          </table:table-cell>
        </table:table-row>
        <table:table-row>
          <table:table-cell table:style-name="Table6.A2" office:value-type="string">
            <text:p text:style-name="P103">响应Content-Type</text:p>
          </table:table-cell>
          <table:table-cell table:style-name="Table6.B2" office:value-type="string">
            <text:p text:style-name="P103">application/json</text:p>
          </table:table-cell>
        </table:table-row>
        <table:table-row>
          <table:table-cell table:style-name="Table6.A2" office:value-type="string">
            <text:p text:style-name="P111">响应内容</text:p>
          </table:table-cell>
          <table:table-cell table:style-name="Table6.B2" office:value-type="string">
            <text:p text:style-name="P114">{</text:p>
            <text:p text:style-name="P114"><text:s text:c="4"/>"total": 2,</text:p>
            <text:p text:style-name="P114"><text:s text:c="4"/>"max": 15,</text:p>
            <text:p text:style-name="P114"><text:s text:c="4"/>"curPage": 1,</text:p>
            <text:p text:style-name="P114"><text:s text:c="4"/>"pageCount": 1,</text:p>
            <text:p text:style-name="P114"><text:s text:c="4"/>"pageable": true,</text:p>
            <text:p text:style-name="P114"><text:s text:c="4"/>"datas": [{</text:p>
            <text:p text:style-name="P114"><text:s text:c="8"/>"id": 2,</text:p>
            <text:p text:style-name="P114"><text:s text:c="8"/>"status": "pending", // 请求状态</text:p>
            <text:p text:style-name="P114"><text:s text:c="8"/>"userId": 1,</text:p>
            <text:p text:style-name="P114"><text:s text:c="8"/>"userName": "测试用户1",</text:p>
            <text:p text:style-name="P114"><text:s text:c="8"/>"expertId": null, // 处理专家的ID</text:p>
            <text:p text:style-name="P114"><text:s text:c="8"/>"operatorId": 8, // 接线员的ID</text:p>
            <text:p text:style-name="P114"><text:s text:c="8"/>"auto": false, // 是否自动回复</text:p>
            <text:p text:style-name="P114"><text:s text:c="8"/>"createdDate": "2013-07-02 1:00:00", // 请求时间</text:p>
            <text:p text:style-name="P114"><text:s text:c="8"/>"completedDate": null, // 回复时间</text:p>
            <text:p text:style-name="P114"><text:s text:c="8"/>"version": 1,</text:p>
            <text:p text:style-name="P31"><text:span text:style-name="T51"><text:s text:c="8"/>"examinationId": 2, </text:span><text:span text:style-name="T40">// </text:span><text:span text:style-name="T41">医疗数据ID，后面的API用到</text:span></text:p>
            <text:p text:style-name="P27"><text:span text:style-name="T51"><text:s text:c="8"/>"level": "outside", </text:span><text:span text:style-name="T52">// 级别说明</text:span></text:p>
            <text:p text:style-name="P114"><text:s text:c="8"/>"complete": false</text:p>
            <text:p text:style-name="P114"><text:s text:c="4"/>}, {</text:p>
            <text:p text:style-name="P114"><text:s text:c="8"/>"id": 1,</text:p>
            <text:p text:style-name="P114"><text:s text:c="8"/>"status": "pending",</text:p>
            <text:p text:style-name="P114"><text:s text:c="8"/>"userId": 1,</text:p>
            <text:p text:style-name="P114"><text:s text:c="8"/>"userName": "测试用户1",</text:p>
            <text:p text:style-name="P114"><text:s text:c="8"/>"expertId": null,</text:p>
            <text:p text:style-name="P114"><text:s text:c="8"/>"operatorId": 8,</text:p>
            <text:p text:style-name="P114"><text:s text:c="8"/>"auto": false,</text:p>
            <text:p text:style-name="P114"><text:s text:c="8"/>"createdDate": "2013-07-01 01:00:00",</text:p>
            <text:p text:style-name="P114"><text:s text:c="8"/>"completedDate": null,</text:p>
            <text:p text:style-name="P114"><text:s text:c="8"/>"version": 1,</text:p>
            <text:p text:style-name="P114"><text:s text:c="8"/>"examinationId": 1, </text:p>
            <text:p text:style-name="P114"><text:s text:c="8"/>"level": "success",</text:p>
            <text:p text:style-name="P114"><text:s text:c="8"/>"complete": false</text:p>
            <text:p text:style-name="P114"><text:s text:c="4"/>}],</text:p>
            <text:p text:style-name="P114"><text:soft-page-break/><text:s text:c="4"/>"offset": 0</text:p>
            <text:p text:style-name="P114">}</text:p>
          </table:table-cell>
        </table:table-row>
        <table:table-row>
          <table:table-cell table:style-name="Table6.A2" office:value-type="string">
            <text:p text:style-name="P115">枚举类说明</text:p>
          </table:table-cell>
          <table:table-cell table:style-name="Table6.B2" office:value-type="string">
            <text:p text:style-name="P115">status有三种状态</text:p>
            <text:p text:style-name="P115">pending 等待接线员回复</text:p>
            <text:p text:style-name="P115">proceeding 等待专家回复</text:p>
            <text:p text:style-name="P115">completed 已回复</text:p>
            <text:p text:style-name="P115"/>
            <text:p text:style-name="P116">level 有4种状态</text:p>
            <text:p text:style-name="P116">success 健康</text:p>
            <text:p text:style-name="P116">warning 需要检查</text:p>
            <text:p text:style-name="P116">danger 危险</text:p>
            <text:p text:style-name="P116">outside 数据异常</text:p>
          </table:table-cell>
        </table:table-row>
      </table:table>
      <text:p text:style-name="P4"/>
      <text:p text:style-name="P20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2">API名称</text:p>
          </table:table-cell>
          <table:table-cell table:style-name="Table11.B1" office:value-type="string">
            <text:p text:style-name="P100"><text:span text:style-name="T79">删除个人</text:span><text:span text:style-name="T80">全部请求</text:span></text:p>
          </table:table-cell>
        </table:table-row>
        <table:table-row>
          <table:table-cell table:style-name="Table11.A2" office:value-type="string">
            <text:p text:style-name="P57">地址</text:p>
          </table:table-cell>
          <table:table-cell table:style-name="Table11.B2" office:value-type="string">
            <text:p text:style-name="P164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11.A2" office:value-type="string">
            <text:p text:style-name="P57">请求方法</text:p>
          </table:table-cell>
          <table:table-cell table:style-name="Table11.B2" office:value-type="string">
            <text:p text:style-name="P149">DELETE</text:p>
          </table:table-cell>
        </table:table-row>
        <table:table-row>
          <table:table-cell table:style-name="Table11.A2" office:value-type="string">
            <text:p text:style-name="P90">请求头</text:p>
          </table:table-cell>
          <table:table-cell table:style-name="Table11.B2" office:value-type="string">
            <text:p text:style-name="P76">Authorization: {token}</text:p>
          </table:table-cell>
        </table:table-row>
        <table:table-row>
          <table:table-cell table:style-name="Table11.A2" office:value-type="string">
            <text:p text:style-name="P112">响应内容</text:p>
          </table:table-cell>
          <table:table-cell table:style-name="Table11.B2" office:value-type="string">
            <text:p text:style-name="P151">200 删除成功</text:p>
            <text:p text:style-name="P153">500 服务器错误</text:p>
          </table:table-cell>
        </table:table-row>
      </table:table>
      <text:p text:style-name="P8"/>
      <text:p text:style-name="P21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3">API名称</text:p>
          </table:table-cell>
          <table:table-cell table:style-name="Table12.B1" office:value-type="string">
            <text:p text:style-name="P101"><text:span text:style-name="T79">删除个人</text:span><text:span text:style-name="T81">某次</text:span><text:span text:style-name="T80">请求</text:span></text:p>
          </table:table-cell>
        </table:table-row>
        <table:table-row>
          <table:table-cell table:style-name="Table12.A2" office:value-type="string">
            <text:p text:style-name="P58">地址</text:p>
          </table:table-cell>
          <table:table-cell table:style-name="Table12.B2" office:value-type="string">
            <text:p text:style-name="P165">/<text:span text:style-name="T2">api/user/</text:span><text:span text:style-name="T4">{userId}/</text:span><text:span text:style-name="T6">task/</text:span><text:span text:style-name="T17">{taskId}</text:span></text:p>
          </table:table-cell>
        </table:table-row>
        <table:table-row>
          <table:table-cell table:style-name="Table12.A2" office:value-type="string">
            <text:p text:style-name="P58">请求方法</text:p>
          </table:table-cell>
          <table:table-cell table:style-name="Table12.B2" office:value-type="string">
            <text:p text:style-name="P150">DELETE</text:p>
          </table:table-cell>
        </table:table-row>
        <table:table-row>
          <table:table-cell table:style-name="Table12.A2" office:value-type="string">
            <text:p text:style-name="P91">请求头</text:p>
          </table:table-cell>
          <table:table-cell table:style-name="Table12.B2" office:value-type="string">
            <text:p text:style-name="P77">Authorization: {token}</text:p>
          </table:table-cell>
        </table:table-row>
        <table:table-row>
          <table:table-cell table:style-name="Table12.A2" office:value-type="string">
            <text:p text:style-name="P113">响应内容</text:p>
          </table:table-cell>
          <table:table-cell table:style-name="Table12.B2" office:value-type="string">
            <text:p text:style-name="P152">200 删除成功</text:p>
            <text:p text:style-name="P154">500 服务器错误</text:p>
          </table:table-cell>
        </table:table-row>
      </table:table>
      <text:p text:style-name="P9"/>
      <text:p text:style-name="P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1">API名称</text:p>
          </table:table-cell>
          <table:table-cell table:style-name="Table10.B1" office:value-type="string">
            <text:p text:style-name="P118">查看体检医疗数据<text:span text:style-name="T75">列表</text:span></text:p>
          </table:table-cell>
        </table:table-row>
        <table:table-row>
          <table:table-cell table:style-name="Table10.A2" office:value-type="string">
            <text:p text:style-name="P56">地址</text:p>
          </table:table-cell>
          <table:table-cell table:style-name="Table10.B2" office:value-type="string">
            <text:p text:style-name="P163">/<text:span text:style-name="T2">api/</text:span><text:span text:style-name="T18">user/{userId}/</text:span><text:span text:style-name="T7">examination</text:span><text:span text:style-name="T13">?</text:span><text:span text:style-name="T14">createdDate</text:span><text:span text:style-name="T16">:gth</text:span><text:span text:style-name="T15">={</text:span><text:span text:style-name="T14">createdDate</text:span><text:span text:style-name="T15">}</text:span></text:p>
          </table:table-cell>
        </table:table-row>
        <table:table-row>
          <table:table-cell table:style-name="Table10.A2" office:value-type="string">
            <text:p text:style-name="P56">请求方法</text:p>
          </table:table-cell>
          <table:table-cell table:style-name="Table10.B2" office:value-type="string">
            <text:p text:style-name="P121">GET</text:p>
          </table:table-cell>
        </table:table-row>
        <table:table-row>
          <table:table-cell table:style-name="Table10.A2" office:value-type="string">
            <text:p text:style-name="P89">请求头</text:p>
          </table:table-cell>
          <table:table-cell table:style-name="Table10.B2" office:value-type="string">
            <text:p text:style-name="P75">Authorization: {token}</text:p>
          </table:table-cell>
        </table:table-row>
        <table:table-row>
          <table:table-cell table:style-name="Table10.A2" office:value-type="string">
            <text:p text:style-name="P146">请求参数</text:p>
          </table:table-cell>
          <table:table-cell table:style-name="Table10.B2" office:value-type="string">
            <text:p text:style-name="P147">创建时间在某个日期之后</text:p>
            <text:p text:style-name="P107"><text:span text:style-name="T72">createdDate:gth={yyyy-MM-dd </text:span><text:span text:style-name="T73">hh:mm:ss</text:span><text:span text:style-name="T72">} <text:s text:c="2"/></text:span><text:span text:style-name="T74">或</text:span></text:p>
            <text:p text:style-name="P106"><text:span text:style-name="T72">createdDate:gth={yyyy-MM-dd} <text:s/></text:span><text:span text:style-name="T44">// </text:span><text:span text:style-name="T45">hh:mm:ss 默认为00:00:00</text:span></text:p>
          </table:table-cell>
        </table:table-row>
        <table:table-row>
          <table:table-cell table:style-name="Table10.A2" office:value-type="string">
            <text:p text:style-name="P105">响应Content-Type</text:p>
          </table:table-cell>
          <table:table-cell table:style-name="Table10.B2" office:value-type="string">
            <text:p text:style-name="P105">application/json</text:p>
          </table:table-cell>
        </table:table-row>
        <table:table-row>
          <table:table-cell table:style-name="Table10.A2" office:value-type="string">
            <text:p text:style-name="P126">响应内容</text:p>
          </table:table-cell>
          <table:table-cell table:style-name="Table10.B2" office:value-type="string">
            <text:p text:style-name="P130">{</text:p>
            <text:p text:style-name="P130"><text:s text:c="4"/>"id": 2,</text:p>
            <text:p text:style-name="P130"><text:s text:c="4"/>"userId": 1,</text:p>
            <text:p text:style-name="P130"><text:soft-page-break/><text:s text:c="4"/>"userName": "测试用户1",</text:p>
            <text:p text:style-name="P130"><text:s text:c="4"/>"testItem": "PHONE",</text:p>
            <text:p text:style-name="P130"><text:s text:c="4"/>"userType": "VIP",</text:p>
            <text:p text:style-name="P130"><text:s text:c="4"/>"level": "outside",</text:p>
            <text:p text:style-name="P142"><text:span text:style-name="T54"><text:s text:c="4"/>"bloodPressureLow": 80, </text:span><text:span text:style-name="T55">// 舒张压</text:span></text:p>
            <text:p text:style-name="P142"><text:span text:style-name="T54"><text:s text:c="4"/>"bloodPressureHigh": 120, </text:span><text:span text:style-name="T55">// 收缩压</text:span></text:p>
            <text:p text:style-name="P142"><text:span text:style-name="T54"><text:s text:c="4"/>"heartRhythm": -100, </text:span><text:span text:style-name="T55">// 心率</text:span></text:p>
            <text:p text:style-name="P142"><text:span text:style-name="T54"><text:s text:c="4"/>"bloodOxygen": null, </text:span><text:span text:style-name="T55">// 血氧浓度</text:span></text:p>
            <text:p text:style-name="P142"><text:span text:style-name="T54"><text:s text:c="4"/>"breath": 80, // </text:span><text:span text:style-name="T55">呼吸</text:span></text:p>
            <text:p text:style-name="P142"><text:span text:style-name="T54"><text:s text:c="4"/>"bodyTemp": 37.5, // </text:span><text:span text:style-name="T55">体温</text:span></text:p>
            <text:p text:style-name="P142"><text:span text:style-name="T54"><text:s text:c="4"/>"pulserate": 60, </text:span><text:span text:style-name="T55">// 脉率</text:span></text:p>
            <text:p text:style-name="P130"><text:s text:c="4"/>"hasDataError": null,</text:p>
            <text:p text:style-name="P130"><text:s text:c="4"/>"heartData": "",</text:p>
            <text:p text:style-name="P130"><text:s text:c="4"/>"temp": 37.6,</text:p>
            <text:p text:style-name="P130"><text:s text:c="4"/>"chargeType": "YEAR",</text:p>
            <text:p text:style-name="P130"><text:s text:c="4"/>"createdDate": "2013-07-04 01:00:00",</text:p>
            <text:p text:style-name="P130"><text:s text:c="4"/>"version": 1</text:p>
            <text:p text:style-name="P130">}</text:p>
          </table:table-cell>
        </table:table-row>
      </table:table>
      <text:p text:style-name="P7"/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8">API名称</text:p>
          </table:table-cell>
          <table:table-cell table:style-name="Table7.B1" office:value-type="string">
            <text:p text:style-name="P117">查看体检医疗数据</text:p>
          </table:table-cell>
        </table:table-row>
        <table:table-row>
          <table:table-cell table:style-name="Table7.A2" office:value-type="string">
            <text:p text:style-name="P53">地址</text:p>
          </table:table-cell>
          <table:table-cell table:style-name="Table7.B2" office:value-type="string">
            <text:p text:style-name="P160">/<text:span text:style-name="T2">api/</text:span><text:span text:style-name="T7">examination/</text:span><text:span text:style-name="T8">{</text:span><text:span text:style-name="T7">examinationId</text:span><text:span text:style-name="T8">}</text:span></text:p>
          </table:table-cell>
        </table:table-row>
        <table:table-row>
          <table:table-cell table:style-name="Table7.A2" office:value-type="string">
            <text:p text:style-name="P53">请求方法</text:p>
          </table:table-cell>
          <table:table-cell table:style-name="Table7.B2" office:value-type="string">
            <text:p text:style-name="P119">GET</text:p>
          </table:table-cell>
        </table:table-row>
        <table:table-row>
          <table:table-cell table:style-name="Table7.A2" office:value-type="string">
            <text:p text:style-name="P86">请求头</text:p>
          </table:table-cell>
          <table:table-cell table:style-name="Table7.B2" office:value-type="string">
            <text:p text:style-name="P72">Authorization: {token}</text:p>
          </table:table-cell>
        </table:table-row>
        <table:table-row>
          <table:table-cell table:style-name="Table7.A2" office:value-type="string">
            <text:p text:style-name="P103">响应Content-Type</text:p>
          </table:table-cell>
          <table:table-cell table:style-name="Table7.B2" office:value-type="string">
            <text:p text:style-name="P103">application/json</text:p>
          </table:table-cell>
        </table:table-row>
        <table:table-row>
          <table:table-cell table:style-name="Table7.A2" office:value-type="string">
            <text:p text:style-name="P124">响应内容</text:p>
          </table:table-cell>
          <table:table-cell table:style-name="Table7.B2" office:value-type="string">
            <text:p text:style-name="P129">{</text:p>
            <text:p text:style-name="P129"><text:s text:c="4"/>"id": 2,</text:p>
            <text:p text:style-name="P129"><text:s text:c="4"/>"userId": 1,</text:p>
            <text:p text:style-name="P129"><text:s text:c="4"/>"userName": "测试用户1",</text:p>
            <text:p text:style-name="P129"><text:s text:c="4"/>"testItem": "PHONE",</text:p>
            <text:p text:style-name="P129"><text:s text:c="4"/>"userType": "VIP",</text:p>
            <text:p text:style-name="P129"><text:s text:c="4"/>"level": "outside",</text:p>
            <text:p text:style-name="P28"><text:span text:style-name="T54"><text:s text:c="4"/>"bloodPressureLow": 80, </text:span><text:span text:style-name="T55">// 舒张压</text:span></text:p>
            <text:p text:style-name="P28"><text:span text:style-name="T54"><text:s text:c="4"/>"bloodPressureHigh": 120, </text:span><text:span text:style-name="T55">// 收缩压</text:span></text:p>
            <text:p text:style-name="P28"><text:span text:style-name="T54"><text:s text:c="4"/>"heartRhythm": -100, </text:span><text:span text:style-name="T55">// 心率</text:span></text:p>
            <text:p text:style-name="P28"><text:span text:style-name="T54"><text:s text:c="4"/>"bloodOxygen": null, </text:span><text:span text:style-name="T55">// 血氧浓度</text:span></text:p>
            <text:p text:style-name="P28"><text:span text:style-name="T54"><text:s text:c="4"/>"breath": 80, // </text:span><text:span text:style-name="T55">呼吸</text:span></text:p>
            <text:p text:style-name="P28"><text:span text:style-name="T54"><text:s text:c="4"/>"bodyTemp": 37.5, // </text:span><text:span text:style-name="T55">体温</text:span></text:p>
            <text:p text:style-name="P28"><text:span text:style-name="T54"><text:s text:c="4"/>"pulserate": 60, </text:span><text:span text:style-name="T55">// 脉率</text:span></text:p>
            <text:p text:style-name="P129"><text:s text:c="4"/>"hasDataError": null,</text:p>
            <text:p text:style-name="P129"><text:s text:c="4"/>"heartData": "",</text:p>
            <text:p text:style-name="P129"><text:s text:c="4"/>"temp": 37.6,</text:p>
            <text:p text:style-name="P129"><text:s text:c="4"/>"chargeType": "YEAR",</text:p>
            <text:p text:style-name="P129"><text:s text:c="4"/>"createdDate": "2013-07-04 01:00:00",</text:p>
            <text:p text:style-name="P129"><text:s text:c="4"/>"version": 1</text:p>
            <text:p text:style-name="P129">}</text:p>
          </table:table-cell>
        </table:table-row>
      </table:table>
      <text:p text:style-name="P5"><text:soft-page-break/></text:p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9">API名称</text:p>
          </table:table-cell>
          <table:table-cell table:style-name="Table8.B1" office:value-type="string">
            <text:p text:style-name="P29"><text:span text:style-name="T53">查看</text:span><text:span text:style-name="T56">回复</text:span></text:p>
          </table:table-cell>
        </table:table-row>
        <table:table-row>
          <table:table-cell table:style-name="Table8.A2" office:value-type="string">
            <text:p text:style-name="P54">地址</text:p>
          </table:table-cell>
          <table:table-cell table:style-name="Table8.B2" office:value-type="string">
            <text:p text:style-name="P161">/<text:span text:style-name="T2">api/</text:span><text:span text:style-name="T7">examination/ </text:span><text:span text:style-name="T8">{</text:span><text:span text:style-name="T7">examinationId</text:span><text:span text:style-name="T8">}</text:span><text:span text:style-name="T9">/reply</text:span></text:p>
          </table:table-cell>
        </table:table-row>
        <table:table-row>
          <table:table-cell table:style-name="Table8.A2" office:value-type="string">
            <text:p text:style-name="P54">请求方法</text:p>
          </table:table-cell>
          <table:table-cell table:style-name="Table8.B2" office:value-type="string">
            <text:p text:style-name="P120">GET</text:p>
          </table:table-cell>
        </table:table-row>
        <table:table-row>
          <table:table-cell table:style-name="Table8.A2" office:value-type="string">
            <text:p text:style-name="P87">请求头</text:p>
          </table:table-cell>
          <table:table-cell table:style-name="Table8.B2" office:value-type="string">
            <text:p text:style-name="P73">Authorization: {token}</text:p>
          </table:table-cell>
        </table:table-row>
        <table:table-row>
          <table:table-cell table:style-name="Table8.A2" office:value-type="string">
            <text:p text:style-name="P104">响应Content-Type</text:p>
          </table:table-cell>
          <table:table-cell table:style-name="Table8.B2" office:value-type="string">
            <text:p text:style-name="P104">application/json</text:p>
          </table:table-cell>
        </table:table-row>
        <table:table-row>
          <table:table-cell table:style-name="Table8.A2" office:value-type="string">
            <text:p text:style-name="P125">响应内容</text:p>
          </table:table-cell>
          <table:table-cell table:style-name="Table8.B2" office:value-type="string">
            <text:p text:style-name="P138">[{</text:p>
            <text:p text:style-name="P138"><text:s text:c="4"/>"id": 1,</text:p>
            <text:p text:style-name="P138"><text:s text:c="4"/>"type": null,</text:p>
            <text:p text:style-name="P30"><text:span text:style-name="T57"><text:s text:c="4"/>"reason": "根据专家规则判断；呼吸的测量值为，在区间[40,90)之间，属于【健康】。", </text:span><text:span text:style-name="T46">// </text:span><text:span text:style-name="T47">回复依据，可不显示</text:span></text:p>
            <text:p text:style-name="P30"><text:span text:style-name="T57"><text:s text:c="4"/>"result": "呼吸正常", <text:s/></text:span><text:span text:style-name="T46">// </text:span><text:span text:style-name="T47">检测结果</text:span></text:p>
            <text:p text:style-name="P30"><text:span text:style-name="T57"><text:s text:c="4"/>"content": "呼吸正常的个性建议", </text:span><text:span text:style-name="T47">// 检测建议</text:span></text:p>
            <text:p text:style-name="P138"><text:s text:c="4"/>"level": "success",</text:p>
            <text:p text:style-name="P138"><text:s text:c="4"/>"employeeId": 1,</text:p>
            <text:p text:style-name="P138"><text:s text:c="4"/>"examinationId": 2,</text:p>
            <text:p text:style-name="P30"><text:span text:style-name="T57"><text:s text:c="4"/>"createdDate": "2013-07-22 11:46:05", // </text:span><text:span text:style-name="T66">回复时间</text:span></text:p>
            <text:p text:style-name="P30"><text:span text:style-name="T57"><text:s text:c="4"/>"lastUpdated": "2013-07-22 11:46:05", </text:span><text:span text:style-name="T66">// 修改时间，有些回复专家会修改</text:span></text:p>
            <text:p text:style-name="P138"><text:s text:c="4"/>"version": null</text:p>
            <text:p text:style-name="P138">}, {</text:p>
            <text:p text:style-name="P138"><text:s text:c="4"/>"id": 2,</text:p>
            <text:p text:style-name="P138"><text:s text:c="4"/>"type": null,</text:p>
            <text:p text:style-name="P138"><text:s text:c="4"/>"reason": "根据系统规则判断：心率的测量值为，在区间[-9999,0)之间，属于【数据异常】。",</text:p>
            <text:p text:style-name="P138"><text:s text:c="4"/>"result": "心跳异常",</text:p>
            <text:p text:style-name="P138"><text:s text:c="4"/>"content": "心跳异常的建议",</text:p>
            <text:p text:style-name="P138"><text:s text:c="4"/>"level": "outside",</text:p>
            <text:p text:style-name="P138"><text:s text:c="4"/>"employeeId": 1,</text:p>
            <text:p text:style-name="P138"><text:s text:c="4"/>"examinationId": 2,</text:p>
            <text:p text:style-name="P138"><text:s text:c="4"/>"createdDate": "2013-07-22 11:46:05",</text:p>
            <text:p text:style-name="P138"><text:s text:c="4"/>"lastUpdated": "2013-07-22 11:46:05",</text:p>
            <text:p text:style-name="P138"><text:s text:c="4"/>"version": null</text:p>
            <text:p text:style-name="P138">}]</text:p>
          </table:table-cell>
        </table:table-row>
      </table:table>
      <text:p text:style-name="P10"/>
      <text:p text:style-name="P1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4">API名称</text:p>
          </table:table-cell>
          <table:table-cell table:style-name="Table13.B1" office:value-type="string">
            <text:p text:style-name="P175">查询卡信息</text:p>
          </table:table-cell>
        </table:table-row>
        <table:table-row>
          <table:table-cell table:style-name="Table13.A2" office:value-type="string">
            <text:p text:style-name="P59">地址</text:p>
          </table:table-cell>
          <table:table-cell table:style-name="Table13.B2" office:value-type="string">
            <text:p text:style-name="P175">/api/card/{serial}</text:p>
          </table:table-cell>
        </table:table-row>
        <table:table-row>
          <table:table-cell table:style-name="Table13.A2" office:value-type="string">
            <text:p text:style-name="P59">请求方法</text:p>
          </table:table-cell>
          <table:table-cell table:style-name="Table13.B2" office:value-type="string">
            <text:p text:style-name="P122">GET</text:p>
          </table:table-cell>
        </table:table-row>
        <table:table-row>
          <table:table-cell table:style-name="Table13.A2" office:value-type="string">
            <text:p text:style-name="P92">请求头</text:p>
          </table:table-cell>
          <table:table-cell table:style-name="Table13.B2" office:value-type="string">
            <text:p text:style-name="P78">Authorization: {token}</text:p>
          </table:table-cell>
        </table:table-row>
        <table:table-row>
          <table:table-cell table:style-name="Table13.A2" office:value-type="string">
            <text:p text:style-name="P109">响应Content-Type</text:p>
          </table:table-cell>
          <table:table-cell table:style-name="Table13.B2" office:value-type="string">
            <text:p text:style-name="P109">application/json</text:p>
          </table:table-cell>
        </table:table-row>
        <table:table-row>
          <table:table-cell table:style-name="Table13.A2" office:value-type="string">
            <text:p text:style-name="P127">响应内容</text:p>
          </table:table-cell>
          <table:table-cell table:style-name="Table13.B2" office:value-type="string">
            <text:p text:style-name="P176">{</text:p>
            <text:p text:style-name="P176"><text:s text:c="4"/>"id": 4,</text:p>
            <text:p text:style-name="P131"><text:soft-page-break/><text:span text:style-name="T85"><text:s text:c="4"/>"serial": "1000", //</text:span><text:span text:style-name="T86">卡号</text:span></text:p>
            <text:p text:style-name="P131"><text:span text:style-name="T85"><text:s text:c="4"/>"days": 7, // </text:span><text:span text:style-name="T86">充值天数 年卡为365天</text:span></text:p>
            <text:p text:style-name="P131"><text:span text:style-name="T85"><text:s text:c="4"/>"createdDate": "2013-07-12 01:00:00", // </text:span><text:span text:style-name="T86">导入时间</text:span></text:p>
            <text:p text:style-name="P131"><text:span text:style-name="T85"><text:s text:c="4"/>"createdBatch": 1, // </text:span><text:span text:style-name="T86">导入批次</text:span></text:p>
            <text:p text:style-name="P131"><text:span text:style-name="T85"><text:s text:c="4"/>"expireDate": "2020-09-12 01:00:00", </text:span><text:span text:style-name="T86">// 失效日期</text:span></text:p>
            <text:p text:style-name="P131"><text:span text:style-name="T85"><text:s text:c="4"/>"activedDate": null, // </text:span><text:span text:style-name="T86">激活时间</text:span></text:p>
            <text:p text:style-name="P131"><text:span text:style-name="T85"><text:s text:c="4"/>"userId": null, </text:span><text:span text:style-name="T86">// 充值用户Id</text:span></text:p>
            <text:p text:style-name="P132"><text:span text:style-name="T85"><text:s text:c="4"/>"userName": null, </text:span><text:span text:style-name="T86">// 充值用户Name</text:span></text:p>
            <text:p text:style-name="P131"><text:span text:style-name="T85"><text:s text:c="4"/>"chargedDate": null, // </text:span><text:span text:style-name="T86">充值时间</text:span></text:p>
            <text:p text:style-name="P131"><text:span text:style-name="T85"><text:s text:c="4"/>"chargeType": null, </text:span><text:span text:style-name="T87">// 充值类型，主要区分从web充值还是从手机充值</text:span></text:p>
            <text:p text:style-name="P131"><text:span text:style-name="T85"><text:s text:c="4"/>"employeeId": null, // </text:span><text:span text:style-name="T87">如果是从web充值，将记录操作员工ID</text:span></text:p>
            <text:p text:style-name="P133"><text:span text:style-name="T85"><text:s text:c="4"/>"employeeName": null // </text:span><text:span text:style-name="T87">如果是从web充值，将记录操作员工名字</text:span></text:p>
            <text:p text:style-name="P176">}</text:p>
          </table:table-cell>
        </table:table-row>
      </table:table>
      <text:p text:style-name="P11"/>
      <text:p text:style-name="P1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5">API名称</text:p>
          </table:table-cell>
          <table:table-cell table:style-name="Table14.B1" office:value-type="string">
            <text:p text:style-name="P179">充值</text:p>
          </table:table-cell>
        </table:table-row>
        <table:table-row>
          <table:table-cell table:style-name="Table14.A2" office:value-type="string">
            <text:p text:style-name="P60">地址</text:p>
          </table:table-cell>
          <table:table-cell table:style-name="Table14.B2" office:value-type="string">
            <text:p text:style-name="P166"><text:span text:style-name="T19">/api/</text:span><text:span text:style-name="T20">use</text:span><text:span text:style-name="T19">/{</text:span><text:span text:style-name="T21">userId</text:span><text:span text:style-name="T19">}/</text:span><text:span text:style-name="T21">charge</text:span></text:p>
          </table:table-cell>
        </table:table-row>
        <table:table-row>
          <table:table-cell table:style-name="Table14.A2" office:value-type="string">
            <text:p text:style-name="P60">请求方法</text:p>
          </table:table-cell>
          <table:table-cell table:style-name="Table14.B2" office:value-type="string">
            <text:p text:style-name="P180">POST</text:p>
          </table:table-cell>
        </table:table-row>
        <table:table-row>
          <table:table-cell table:style-name="Table14.A2" office:value-type="string">
            <text:p text:style-name="P93">请求头</text:p>
          </table:table-cell>
          <table:table-cell table:style-name="Table14.B2" office:value-type="string">
            <text:p text:style-name="P79">Authorization: {token}</text:p>
          </table:table-cell>
        </table:table-row>
        <table:table-row>
          <table:table-cell table:style-name="Table14.A2" office:value-type="string">
            <text:p text:style-name="P50">请求Content-Type</text:p>
          </table:table-cell>
          <table:table-cell table:style-name="Table14.B2" office:value-type="string">
            <text:p text:style-name="P35">application/x-www-form-urlencoded</text:p>
          </table:table-cell>
        </table:table-row>
        <table:table-row>
          <table:table-cell table:style-name="Table14.A2" office:value-type="string">
            <text:p text:style-name="P181">请求参数</text:p>
          </table:table-cell>
          <table:table-cell table:style-name="Table14.B2" office:value-type="string">
            <text:p text:style-name="P177">{</text:p>
            <text:p text:style-name="P134"><text:span text:style-name="T85"><text:s text:c="4"/>"serial": ****, //</text:span><text:span text:style-name="T86">卡号</text:span></text:p>
            <text:p text:style-name="P134"><text:span text:style-name="T85"><text:s text:c="4"/>"</text:span><text:span text:style-name="T88">password</text:span><text:span text:style-name="T85">": ****, // </text:span><text:span text:style-name="T88">充值密码</text:span></text:p>
            <text:p text:style-name="P135"><text:span text:style-name="T85"><text:s text:c="4"/>"</text:span><text:span text:style-name="T88">activedDate</text:span><text:span text:style-name="T85">": ***, // </text:span><text:span text:style-name="T88">激活日期,将从该日期开始为用户提供体检服务</text:span></text:p>
            <text:p text:style-name="P177">}</text:p>
          </table:table-cell>
        </table:table-row>
        <table:table-row>
          <table:table-cell table:style-name="Table14.A2" office:value-type="string">
            <text:p text:style-name="P182">响应成功状态码</text:p>
          </table:table-cell>
          <table:table-cell table:style-name="Table14.B2" office:value-type="string">
            <text:p text:style-name="P182">200</text:p>
          </table:table-cell>
        </table:table-row>
        <table:table-row>
          <table:table-cell table:style-name="Table14.A2" office:value-type="string">
            <text:p text:style-name="P182">响应失败原因</text:p>
          </table:table-cell>
          <table:table-cell table:style-name="Table14.B2" office:value-type="string">
            <text:p text:style-name="P187">400 参数不全 token不对</text:p>
            <text:p text:style-name="P136"><text:span text:style-name="T89">500 </text:span><text:span text:style-name="T90">可预见的异常都在response里面response body了</text:span><text:span text:style-name="T91">，未知的unknow请联系我</text:span></text:p>
            <text:p text:style-name="P183"/>
            <text:p text:style-name="P184">exception.card.notFound 卡号错误</text:p>
            <text:p text:style-name="P184">exception.card.used 卡已经用了</text:p>
            <text:p text:style-name="P184">exception.card.expired 卡过期</text:p>
            <text:p text:style-name="P184">exception.card.invalidActiveDate 激活日期错误，不能选择当前日期之前</text:p>
            <text:p text:style-name="P184">exception.card.errorPassword 密码错误</text:p>
            <text:p text:style-name="P137"><text:span text:style-name="T92">exception.card.user.still.in.service.time </text:span><text:span text:style-name="T93">新服务时间段和现有服务时间段</text:span><text:span text:style-name="T94">重叠</text:span></text:p>
          </table:table-cell>
        </table:table-row>
      </table:table>
      <text:p text:style-name="P12"/>
      <text:p text:style-name="P13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46">API名称</text:p>
          </table:table-cell>
          <table:table-cell table:style-name="Table15.B1" office:value-type="string">
            <text:p text:style-name="P185">查看用户充值历史</text:p>
          </table:table-cell>
        </table:table-row>
        <table:table-row>
          <table:table-cell table:style-name="Table15.A2" office:value-type="string">
            <text:p text:style-name="P61">地址</text:p>
          </table:table-cell>
          <table:table-cell table:style-name="Table15.B2" office:value-type="string">
            <text:p text:style-name="P167"><text:span text:style-name="T19">/api/</text:span><text:span text:style-name="T22">user/{userId}</text:span><text:span text:style-name="T19">/</text:span><text:span text:style-name="T22">card</text:span></text:p>
          </table:table-cell>
        </table:table-row>
        <table:table-row>
          <table:table-cell table:style-name="Table15.A2" office:value-type="string">
            <text:p text:style-name="P61">请求方法</text:p>
          </table:table-cell>
          <table:table-cell table:style-name="Table15.B2" office:value-type="string">
            <text:p text:style-name="P123">GET</text:p>
          </table:table-cell>
        </table:table-row>
        <table:table-row>
          <table:table-cell table:style-name="Table15.A2" office:value-type="string">
            <text:p text:style-name="P94">请求头</text:p>
          </table:table-cell>
          <table:table-cell table:style-name="Table15.B2" office:value-type="string">
            <text:p text:style-name="P80">Authorization: {token}</text:p>
          </table:table-cell>
        </table:table-row>
        <text:soft-page-break/>
        <table:table-row>
          <table:table-cell table:style-name="Table15.A2" office:value-type="string">
            <text:p text:style-name="P110">响应Content-Type</text:p>
          </table:table-cell>
          <table:table-cell table:style-name="Table15.B2" office:value-type="string">
            <text:p text:style-name="P110">application/json</text:p>
          </table:table-cell>
        </table:table-row>
        <table:table-row>
          <table:table-cell table:style-name="Table15.A2" office:value-type="string">
            <text:p text:style-name="P128">响应内容</text:p>
          </table:table-cell>
          <table:table-cell table:style-name="Table15.B2" office:value-type="string">
            <text:p text:style-name="P186">具体字段解释见查询卡API的说明</text:p>
            <text:p text:style-name="P178"/>
            <text:p text:style-name="P186">{</text:p>
            <text:p text:style-name="P186"><text:s text:c="4"/>"total": 3,</text:p>
            <text:p text:style-name="P186"><text:s text:c="4"/>"max": 15,</text:p>
            <text:p text:style-name="P186"><text:s text:c="4"/>"curPage": 1,</text:p>
            <text:p text:style-name="P186"><text:s text:c="4"/>"pageCount": 1,</text:p>
            <text:p text:style-name="P186"><text:s text:c="4"/>"pageable": true,</text:p>
            <text:p text:style-name="P186"><text:s text:c="4"/>"datas": [{</text:p>
            <text:p text:style-name="P186"><text:s text:c="8"/>"id": 3,</text:p>
            <text:p text:style-name="P186"><text:s text:c="8"/>"serial": "0067890200312293",</text:p>
            <text:p text:style-name="P186"><text:s text:c="8"/>"days": 365,</text:p>
            <text:p text:style-name="P186"><text:s text:c="8"/>"createdDate": "2013-07-12 01:00:00",</text:p>
            <text:p text:style-name="P186"><text:s text:c="8"/>"createdBatch": 1,</text:p>
            <text:p text:style-name="P186"><text:s text:c="8"/>"expireDate": "2020-09-12 01:00:00",</text:p>
            <text:p text:style-name="P186"><text:s text:c="8"/>"activedDate": "2014-08-16 00:00:00",</text:p>
            <text:p text:style-name="P186"><text:s text:c="8"/>"userId": 1,</text:p>
            <text:p text:style-name="P186"><text:s text:c="8"/>"userName": "测试用户1",</text:p>
            <text:p text:style-name="P186"><text:s text:c="8"/>"chargedDate": null,</text:p>
            <text:p text:style-name="P186"><text:s text:c="8"/>"chargeType": null,</text:p>
            <text:p text:style-name="P186"><text:s text:c="8"/>"employeeId": 1,</text:p>
            <text:p text:style-name="P186"><text:s text:c="8"/>"employeeName": "管理员"</text:p>
            <text:p text:style-name="P186"><text:s text:c="4"/>}, {</text:p>
            <text:p text:style-name="P186"><text:s text:c="8"/>"id": 2,</text:p>
            <text:p text:style-name="P186"><text:s text:c="8"/>"serial": "0033178902311110",</text:p>
            <text:p text:style-name="P186"><text:s text:c="8"/>"days": 365,</text:p>
            <text:p text:style-name="P186"><text:s text:c="8"/>"createdDate": "2013-07-12 01:00:00",</text:p>
            <text:p text:style-name="P186"><text:s text:c="8"/>"createdBatch": 1,</text:p>
            <text:p text:style-name="P186"><text:s text:c="8"/>"expireDate": "2020-09-12 01:00:00",</text:p>
            <text:p text:style-name="P186"><text:s text:c="8"/>"activedDate": "2013-08-15 00:00:00",</text:p>
            <text:p text:style-name="P186"><text:s text:c="8"/>"userId": 1,</text:p>
            <text:p text:style-name="P186"><text:s text:c="8"/>"userName": "测试用户1",</text:p>
            <text:p text:style-name="P186"><text:s text:c="8"/>"chargedDate": null,</text:p>
            <text:p text:style-name="P186"><text:s text:c="8"/>"chargeType": null,</text:p>
            <text:p text:style-name="P186"><text:s text:c="8"/>"employeeId": 1,</text:p>
            <text:p text:style-name="P186"><text:s text:c="8"/>"employeeName": "管理员"</text:p>
            <text:p text:style-name="P186"><text:s text:c="4"/>}, {</text:p>
            <text:p text:style-name="P186"><text:s text:c="8"/>"id": 1,</text:p>
            <text:p text:style-name="P186"><text:s text:c="8"/>"serial": "0032153088270012",</text:p>
            <text:p text:style-name="P186"><text:s text:c="8"/>"days": 365,</text:p>
            <text:p text:style-name="P186"><text:s text:c="8"/>"createdDate": "2013-07-12 01:00:00",</text:p>
            <text:p text:style-name="P186"><text:s text:c="8"/>"createdBatch": 1,</text:p>
            <text:p text:style-name="P186"><text:s text:c="8"/>"expireDate": "2020-09-12 01:00:00",</text:p>
            <text:p text:style-name="P186"><text:s text:c="8"/>"activedDate": "2012-07-12 01:00:00",</text:p>
            <text:p text:style-name="P186"><text:s text:c="8"/>"userId": 1,</text:p>
            <text:p text:style-name="P186"><text:s text:c="8"/>"userName": "测试用户1",</text:p>
            <text:p text:style-name="P186"><text:s text:c="8"/>"chargedDate": "2012-07-10 01:00:00",</text:p>
            <text:p text:style-name="P186"><text:soft-page-break/><text:s text:c="8"/>"chargeType": "MOBILE",</text:p>
            <text:p text:style-name="P186"><text:s text:c="8"/>"employeeId": null,</text:p>
            <text:p text:style-name="P186"><text:s text:c="8"/>"employeeName": null</text:p>
            <text:p text:style-name="P186"><text:s text:c="4"/>}],</text:p>
            <text:p text:style-name="P186"><text:s text:c="4"/>"offset": 0</text:p>
            <text:p text:style-name="P186">}</text:p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236in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style:contextual-spacing="false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 style:contextual-spacing="false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6T14:22:19.44</meta:creation-date>
    <meta:generator>LibreOffice/4.0.0.3$Windows_x86 LibreOffice_project/7545bee9c2a0782548772a21bc84a9dcc583b89</meta:generator>
    <dc:date>2013-08-01T10:39:02.45</dc:date>
    <meta:editing-duration>PT1H18M25S</meta:editing-duration>
    <meta:editing-cycles>165</meta:editing-cycles>
    <meta:document-statistic meta:table-count="15" meta:image-count="0" meta:object-count="0" meta:page-count="10" meta:paragraph-count="462" meta:word-count="2032" meta:character-count="8472" meta:non-whitespace-character-count="7042"/>
  </office:meta>
</office:document-meta>
</file>